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0.984cm"/>
    </style:style>
    <style:style style:name="co4" style:family="table-column">
      <style:table-column-properties fo:break-before="auto" style:column-width="1.104cm"/>
    </style:style>
    <style:style style:name="co5" style:family="table-column">
      <style:table-column-properties fo:break-before="auto" style:column-width="0.485cm"/>
    </style:style>
    <style:style style:name="co6" style:family="table-column">
      <style:table-column-properties fo:break-before="auto" style:column-width="0.676cm"/>
    </style:style>
    <style:style style:name="co7" style:family="table-column">
      <style:table-column-properties fo:break-before="auto" style:column-width="0.866cm"/>
    </style:style>
    <style:style style:name="co8" style:family="table-column">
      <style:table-column-properties fo:break-before="auto" style:column-width="0.771cm"/>
    </style:style>
    <style:style style:name="co9" style:family="table-column">
      <style:table-column-properties fo:break-before="auto" style:column-width="2.025cm"/>
    </style:style>
    <style:style style:name="co10" style:family="table-column">
      <style:table-column-properties fo:break-before="auto" style:column-width="0.736cm"/>
    </style:style>
    <style:style style:name="co11" style:family="table-column">
      <style:table-column-properties fo:break-before="auto" style:column-width="1.152cm"/>
    </style:style>
    <style:style style:name="co12" style:family="table-column">
      <style:table-column-properties fo:break-before="auto" style:column-width="0.693cm"/>
    </style:style>
    <style:style style:name="co13" style:family="table-column">
      <style:table-column-properties fo:break-before="auto" style:column-width="0.48cm"/>
    </style:style>
    <style:style style:name="co14" style:family="table-column">
      <style:table-column-properties fo:break-before="auto" style:column-width="1.083cm"/>
    </style:style>
    <style:style style:name="co15" style:family="table-column">
      <style:table-column-properties fo:break-before="auto" style:column-width="0.931cm"/>
    </style:style>
    <style:style style:name="co16" style:family="table-column">
      <style:table-column-properties fo:break-before="auto" style:column-width="0.974cm"/>
    </style:style>
    <style:style style:name="co17" style:family="table-column">
      <style:table-column-properties fo:break-before="auto" style:column-width="1.732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365cm"/>
    </style:style>
    <style:style style:name="co20" style:family="table-column">
      <style:table-column-properties fo:break-before="auto" style:column-width="0.87cm"/>
    </style:style>
    <style:style style:name="co21" style:family="table-column">
      <style:table-column-properties fo:break-before="auto" style:column-width="0.762cm"/>
    </style:style>
    <style:style style:name="co22" style:family="table-column">
      <style:table-column-properties fo:break-before="auto" style:column-width="1.455cm"/>
    </style:style>
    <style:style style:name="ro1" style:family="table-row">
      <style:table-row-properties style:row-height="0.434cm" fo:break-before="auto" style:use-optimal-row-height="true"/>
    </style:style>
    <style:style style:name="ro2" style:family="table-row">
      <style:table-row-properties style:row-height="0.49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Canto_20_do_20_Assistente_20_de_20_dados">
      <style:table-cell-properties fo:border-bottom="none" fo:border-left="0.071cm solid #000000" fo:border-right="none" fo:border-top="0.071cm solid #000000"/>
    </style:style>
    <style:style style:name="ce2" style:family="table-cell" style:parent-style-name="Campo_20_do_20_Assistente_20_de_20_dados">
      <style:table-cell-properties fo:border-bottom="0.035cm solid #000000" fo:border-left="0.071cm solid #000000" fo:border-right="0.035cm solid #000000" fo:border-top="0.035cm solid #000000"/>
    </style:style>
    <style:style style:name="ce3" style:family="table-cell" style:parent-style-name="Categoria_20_do_20_Assistente_20_de_20_dados">
      <style:table-cell-properties fo:border-bottom="none" fo:border-left="0.071cm solid #000000" fo:border-right="0.035cm solid #000000" fo:border-top="0.035cm solid #000000"/>
    </style:style>
    <style:style style:name="ce4" style:family="table-cell" style:parent-style-name="Categoria_20_do_20_Assistente_20_de_20_dados">
      <style:table-cell-properties fo:border-bottom="none" fo:border-left="0.071cm solid #000000" fo:border-right="0.035cm solid #000000" fo:border-top="none"/>
    </style:style>
    <style:style style:name="ce5" style:family="table-cell" style:parent-style-name="Categoria_20_do_20_Assistente_20_de_20_dados">
      <style:table-cell-properties fo:border-bottom="0.035cm solid #000000" fo:border-left="0.071cm solid #000000" fo:border-right="0.035cm solid #000000" fo:border-top="none"/>
    </style:style>
    <style:style style:name="ce6" style:family="table-cell" style:parent-style-name="Título_20_do_20_Assistente_20_de_20_dados">
      <style:table-cell-properties fo:border-bottom="0.071cm solid #000000" fo:border-left="0.071cm solid #000000" fo:border-right="none" fo:border-top="0.035cm solid #000000"/>
    </style:style>
    <style:style style:name="ce7" style:family="table-cell" style:parent-style-name="Canto_20_do_20_Assistente_20_de_20_dados">
      <style:table-cell-properties fo:border-bottom="none" fo:border-left="none" fo:border-right="none" fo:border-top="0.071cm solid #000000"/>
    </style:style>
    <style:style style:name="ce8" style:family="table-cell" style:parent-style-name="Campo_20_do_20_Assistente_20_de_20_dados">
      <style:table-cell-properties fo:border="0.035cm solid #000000"/>
    </style:style>
    <style:style style:name="ce9" style:family="table-cell" style:parent-style-name="Categoria_20_do_20_Assistente_20_de_20_dados">
      <style:table-cell-properties fo:border-bottom="none" fo:border-left="none" fo:border-right="0.035cm solid #000000" fo:border-top="0.035cm solid #000000"/>
    </style:style>
    <style:style style:name="ce10" style:family="table-cell" style:parent-style-name="Categoria_20_do_20_Assistente_20_de_20_dados">
      <style:table-cell-properties fo:border-bottom="none" fo:border-left="none" fo:border-right="0.035cm solid #000000" fo:border-top="none"/>
    </style:style>
    <style:style style:name="ce11" style:family="table-cell" style:parent-style-name="Categoria_20_do_20_Assistente_20_de_20_dados">
      <style:table-cell-properties fo:border-bottom="0.035cm solid #000000" fo:border-left="none" fo:border-right="0.035cm solid #000000" fo:border-top="none"/>
    </style:style>
    <style:style style:name="ce12" style:family="table-cell" style:parent-style-name="Título_20_do_20_Assistente_20_de_20_dados">
      <style:table-cell-properties fo:border-bottom="0.071cm solid #000000" fo:border-left="none" fo:border-right="0.035cm solid #000000" fo:border-top="0.035cm solid #000000"/>
    </style:style>
    <style:style style:name="ce13" style:family="table-cell" style:parent-style-name="Campo_20_do_20_Assistente_20_de_20_dados">
      <style:table-cell-properties fo:border-bottom="0.035cm solid #000000" fo:border-left="0.035cm solid #000000" fo:border-right="0.035cm solid #000000" fo:border-top="0.071cm solid #000000"/>
    </style:style>
    <style:style style:name="ce14" style:family="table-cell" style:parent-style-name="Categoria_20_do_20_Assistente_20_de_20_dados">
      <style:table-cell-properties fo:border-bottom="0.035cm solid #000000" fo:border-left="0.035cm solid #000000" fo:border-right="none" fo:border-top="0.035cm solid #000000"/>
    </style:style>
    <style:style style:name="ce15" style:family="table-cell" style:parent-style-name="Valor_20_do_20_Assistente_20_de_20_dados">
      <style:table-cell-properties fo:border-bottom="none" fo:border-left="0.035cm solid #000000" fo:border-right="none" fo:border-top="0.035cm solid #000000"/>
    </style:style>
    <style:style style:name="ce16" style:family="table-cell" style:parent-style-name="Valor_20_do_20_Assistente_20_de_20_dados">
      <style:table-cell-properties fo:border-bottom="none" fo:border-left="0.035cm solid #000000" fo:border-right="none" fo:border-top="none"/>
    </style:style>
    <style:style style:name="ce17" style:family="table-cell" style:parent-style-name="Valor_20_do_20_Assistente_20_de_20_dados">
      <style:table-cell-properties fo:border-bottom="0.035cm solid #000000" fo:border-left="0.035cm solid #000000" fo:border-right="none" fo:border-top="none"/>
    </style:style>
    <style:style style:name="ce18" style:family="table-cell" style:parent-style-name="Resultado_20_do_20_Assistente_20_de_20_dados">
      <style:table-cell-properties fo:border-bottom="0.071cm solid #000000" fo:border-left="0.035cm solid #000000" fo:border-right="none" fo:border-top="0.035cm solid #000000"/>
    </style:style>
    <style:style style:name="ce19" style:family="table-cell" style:parent-style-name="Categoria_20_do_20_Assistente_20_de_20_dados">
      <style:table-cell-properties fo:border-bottom="0.035cm solid #000000" fo:border-left="none" fo:border-right="none" fo:border-top="0.035cm solid #000000"/>
    </style:style>
    <style:style style:name="ce20" style:family="table-cell" style:parent-style-name="Valor_20_do_20_Assistente_20_de_20_dados">
      <style:table-cell-properties fo:border-bottom="none" fo:border-left="none" fo:border-right="none" fo:border-top="0.035cm solid #000000"/>
    </style:style>
    <style:style style:name="ce21" style:family="table-cell" style:parent-style-name="Valor_20_do_20_Assistente_20_de_20_dados">
      <style:table-cell-properties fo:border-bottom="0.035cm solid #000000" fo:border-left="none" fo:border-right="none" fo:border-top="none"/>
    </style:style>
    <style:style style:name="ce22" style:family="table-cell" style:parent-style-name="Resultado_20_do_20_Assistente_20_de_20_dados">
      <style:table-cell-properties fo:border-bottom="0.071cm solid #000000" fo:border-left="none" fo:border-right="none" fo:border-top="0.035cm solid #000000"/>
    </style:style>
    <style:style style:name="ce23" style:family="table-cell" style:parent-style-name="Canto_20_do_20_Assistente_20_de_20_dados">
      <style:table-cell-properties fo:border-bottom="none" fo:border-left="none" fo:border-right="0.071cm solid #000000" fo:border-top="0.071cm solid #000000"/>
    </style:style>
    <style:style style:name="ce24" style:family="table-cell" style:parent-style-name="Título_20_do_20_Assistente_20_de_20_dados">
      <style:table-cell-properties fo:border-bottom="0.035cm solid #000000" fo:border-left="0.035cm solid #000000" fo:border-right="0.071cm solid #000000" fo:border-top="0.035cm solid #000000"/>
    </style:style>
    <style:style style:name="ce25" style:family="table-cell" style:parent-style-name="Resultado_20_do_20_Assistente_20_de_20_dados">
      <style:table-cell-properties fo:border-bottom="none" fo:border-left="0.035cm solid #000000" fo:border-right="0.071cm solid #000000" fo:border-top="0.035cm solid #000000"/>
    </style:style>
    <style:style style:name="ce26" style:family="table-cell" style:parent-style-name="Resultado_20_do_20_Assistente_20_de_20_dados">
      <style:table-cell-properties fo:border-bottom="none" fo:border-left="0.035cm solid #000000" fo:border-right="0.071cm solid #000000" fo:border-top="none"/>
    </style:style>
    <style:style style:name="ce27" style:family="table-cell" style:parent-style-name="Resultado_20_do_20_Assistente_20_de_20_dados">
      <style:table-cell-properties fo:border-bottom="0.035cm solid #000000" fo:border-left="0.035cm solid #000000" fo:border-right="0.071cm solid #000000" fo:border-top="none"/>
    </style:style>
    <style:style style:name="ce28" style:family="table-cell" style:parent-style-name="Resultado_20_do_20_Assistente_20_de_20_dados">
      <style:table-cell-properties fo:border-bottom="0.071cm solid #000000" fo:border-left="0.035cm solid #000000" fo:border-right="0.071cm solid #000000" fo:border-top="0.035cm solid #000000"/>
    </style:style>
    <style:style style:name="ce29" style:family="table-cell" style:parent-style-name="Default" style:data-style-name="N11"/>
    <style:style style:name="ce30" style:family="table-cell" style:parent-style-name="Default" style:data-style-name="N11">
      <style:text-properties fo:color="#00ff00"/>
    </style:style>
    <style:style style:name="ce31" style:family="table-cell" style:parent-style-name="Default" style:data-style-name="N0"/>
    <style:style style:name="ce32" style:family="table-cell" style:parent-style-name="Categoria_20_do_20_Assistente_20_de_20_dados">
      <style:table-cell-properties fo:border-bottom="0.035cm solid #000000" fo:border-left="0.071cm solid #000000" fo:border-right="0.035cm solid #000000" fo:border-top="0.035cm solid #000000"/>
    </style:style>
    <style:style style:name="ce33" style:family="table-cell" style:parent-style-name="Categoria_20_do_20_Assistente_20_de_20_dados">
      <style:table-cell-properties fo:border-bottom="0.035cm solid #000000" fo:border-left="none" fo:border-right="0.035cm solid #000000" fo:border-top="0.035cm solid #000000"/>
    </style:style>
    <style:style style:name="ce34" style:family="table-cell" style:parent-style-name="Valor_20_do_20_Assistente_20_de_20_dados">
      <style:table-cell-properties fo:border-bottom="0.035cm solid #000000" fo:border-left="0.035cm solid #000000" fo:border-right="none" fo:border-top="0.035cm solid #000000"/>
    </style:style>
    <style:style style:name="ce35" style:family="table-cell" style:parent-style-name="Valor_20_do_20_Assistente_20_de_20_dados">
      <style:table-cell-properties fo:border-bottom="0.035cm solid #000000" fo:border-left="none" fo:border-right="none" fo:border-top="0.035cm solid #000000"/>
    </style:style>
    <style:style style:name="ce36" style:family="table-cell" style:parent-style-name="Resultado_20_do_20_Assistente_20_de_20_dados">
      <style:table-cell-properties fo:border-bottom="0.035cm solid #000000" fo:border-left="0.035cm solid #000000" fo:border-right="0.071cm solid #000000" fo:border-top="0.035cm solid #000000"/>
    </style:style>
    <style:style style:name="gr1" style:family="graphic">
      <style:graphic-properties draw:ole-draw-aspect="1"/>
    </style:style>
  </office:automatic-styles>
  <office:body>
    <office:spreadsheet>
      <table:table table:name="Terceiro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Questao</text:p>
          </table:table-cell>
          <table:table-cell office:value-type="string">
            <text:p>Item</text:p>
          </table:table-cell>
          <table:table-cell office:value-type="string">
            <text:p>Valor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</table:table>
      <table:table table:name="Assistente de dados_Terceiros_1" table:style-name="ta1" table:print="false">
        <table:table-column table:style-name="co2" table:default-cell-style-name="ce4"/>
        <table:table-column table:style-name="co3" table:default-cell-style-name="ce10"/>
        <table:table-column table:style-name="co4" table:default-cell-style-name="ce16"/>
        <table:table-column table:style-name="co5" table:default-cell-style-name="Valor_20_do_20_Assistente_20_de_20_dados"/>
        <table:table-column table:style-name="co6" table:number-columns-repeated="2" table:default-cell-style-name="Valor_20_do_20_Assistente_20_de_20_dados"/>
        <table:table-column table:style-name="co7" table:default-cell-style-name="Valor_20_do_20_Assistente_20_de_20_dados"/>
        <table:table-column table:style-name="co1" table:default-cell-style-name="ce26"/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row table:style-name="ro1">
          <table:table-cell table:style-name="Default" office:value-type="string">
            <text:p>Filtro</text:p>
          </table:table-cell>
          <table:table-cell table:style-name="Default" table:number-columns-repeated="7"/>
          <table:table-cell table:number-columns-repeated="8"/>
        </table:table-row>
        <table:table-row table:style-name="ro1">
          <table:table-cell table:style-name="Default" table:number-columns-repeated="8"/>
          <table:table-cell table:number-columns-repeated="8"/>
        </table:table-row>
        <table:table-row table:style-name="ro1">
          <table:table-cell table:style-name="ce1" office:value-type="string">
            <text:p>Cont.Núm - Valor</text:p>
          </table:table-cell>
          <table:table-cell table:style-name="ce7"/>
          <table:table-cell table:style-name="ce13" office:value-type="string">
            <text:p>Valor</text:p>
          </table:table-cell>
          <table:table-cell table:style-name="ce7" table:number-columns-repeated="4"/>
          <table:table-cell table:style-name="ce23"/>
          <table:table-cell table:number-columns-repeated="8"/>
        </table:table-row>
        <table:table-row table:style-name="ro1">
          <table:table-cell table:style-name="ce2" office:value-type="string">
            <text:p>Questao</text:p>
          </table:table-cell>
          <table:table-cell table:style-name="ce8" office:value-type="string">
            <text:p>Item</text:p>
          </table:table-cell>
          <table:table-cell table:style-name="ce14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9" office:value-type="string">
            <text:p>2</text:p>
          </table:table-cell>
          <table:table-cell table:style-name="ce19" office:value-type="string">
            <text:p>3</text:p>
          </table:table-cell>
          <table:table-cell table:style-name="ce19" office:value-type="string">
            <text:p>4</text:p>
          </table:table-cell>
          <table:table-cell table:style-name="ce24" office:value-type="string">
            <text:p>Total Resultado</text:p>
          </table:table-cell>
          <table:table-cell table:number-columns-repeated="8"/>
        </table:table-row>
        <table:table-row table:style-name="ro1">
          <table:table-cell table:style-name="ce3" office:value-type="string">
            <text:p>2</text:p>
          </table:table-cell>
          <table:table-cell table:style-name="ce9" office:value-type="string">
            <text:p>a</text:p>
          </table:table-cell>
          <table:table-cell table:style-name="ce15"/>
          <table:table-cell table:number-columns-repeated="3" table:style-name="ce20"/>
          <table:table-cell table:style-name="ce20" office:value-type="float" office:value="8">
            <text:p>8</text:p>
          </table:table-cell>
          <table:table-cell table:style-name="ce25" office:value-type="float" office:value="8">
            <text:p>8</text:p>
          </table:table-cell>
          <table:table-cell/>
          <table:table-cell table:formula="of:=[.G5]*2" office:value-type="float" office:value="16">
            <text:p>16</text:p>
          </table:table-cell>
          <table:table-cell table:formula="of:=[.F5]*1.5" office:value-type="float" office:value="0">
            <text:p>0</text:p>
          </table:table-cell>
          <table:table-cell table:formula="of:=[.E5]" office:value-type="float" office:value="0">
            <text:p>0</text:p>
          </table:table-cell>
          <table:table-cell table:formula="of:=[.D5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6]*2" office:value-type="float" office:value="12">
            <text:p>12</text:p>
          </table:table-cell>
          <table:table-cell table:formula="of:=[.F6]*1.5" office:value-type="float" office:value="3">
            <text:p>3</text:p>
          </table:table-cell>
          <table:table-cell table:formula="of:=[.E6]" office:value-type="float" office:value="0">
            <text:p>0</text:p>
          </table:table-cell>
          <table:table-cell table:formula="of:=[.D6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/>
          <table:table-cell table:number-columns-repeated="2" table:style-name="ce21"/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8">
            <text:p>8</text:p>
          </table:table-cell>
          <table:table-cell table:formula="of:=COUNTA([.H5:.H7])*2*[.H7]" office:value-type="float" office:value="48">
            <text:p>48</text:p>
          </table:table-cell>
          <table:table-cell table:formula="of:=[.G7]*2" office:value-type="float" office:value="12">
            <text:p>12</text:p>
          </table:table-cell>
          <table:table-cell table:formula="of:=[.F7]*1.5" office:value-type="float" office:value="3">
            <text:p>3</text:p>
          </table:table-cell>
          <table:table-cell table:formula="of:=[.E7]" office:value-type="float" office:value="0">
            <text:p>0</text:p>
          </table:table-cell>
          <table:table-cell table:formula="of:=[.D7]*0.5" office:value-type="float" office:value="0">
            <text:p>0</text:p>
          </table:table-cell>
          <table:table-cell table:formula="of:=SUM([.J5:.M7])" office:value-type="float" office:value="46">
            <text:p>46</text:p>
          </table:table-cell>
          <table:table-cell table:style-name="ce29" table:formula="of:=[.N7]/[.I7]" office:value-type="percentage" office:value="0.958333333333333">
            <text:p>95,83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3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 office:value-type="float" office:value="6">
            <text:p>6</text:p>
          </table:table-cell>
          <table:table-cell table:style-name="ce25" office:value-type="float" office:value="8">
            <text:p>8</text:p>
          </table:table-cell>
          <table:table-cell/>
          <table:table-cell table:formula="of:=[.G8]*2" office:value-type="float" office:value="12">
            <text:p>12</text:p>
          </table:table-cell>
          <table:table-cell table:formula="of:=[.F8]*1.5" office:value-type="float" office:value="1.5">
            <text:p>1,5</text:p>
          </table:table-cell>
          <table:table-cell table:formula="of:=[.E8]" office:value-type="float" office:value="0">
            <text:p>0</text:p>
          </table:table-cell>
          <table:table-cell table:formula="of:=[.D8]*0.5" office:value-type="float" office:value="0.5">
            <text:p>0,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G9]*2" office:value-type="float" office:value="10">
            <text:p>10</text:p>
          </table:table-cell>
          <table:table-cell table:formula="of:=[.F9]*1.5" office:value-type="float" office:value="3">
            <text:p>3</text:p>
          </table:table-cell>
          <table:table-cell table:formula="of:=[.E9]" office:value-type="float" office:value="0">
            <text:p>0</text:p>
          </table:table-cell>
          <table:table-cell table:formula="of:=[.D9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10]*2" office:value-type="float" office:value="12">
            <text:p>12</text:p>
          </table:table-cell>
          <table:table-cell table:formula="of:=[.F10]*1.5" office:value-type="float" office:value="3">
            <text:p>3</text:p>
          </table:table-cell>
          <table:table-cell table:formula="of:=[.E10]" office:value-type="float" office:value="0">
            <text:p>0</text:p>
          </table:table-cell>
          <table:table-cell table:formula="of:=[.D10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G11]*2" office:value-type="float" office:value="10">
            <text:p>10</text:p>
          </table:table-cell>
          <table:table-cell table:formula="of:=[.F11]*1.5" office:value-type="float" office:value="1.5">
            <text:p>1,5</text:p>
          </table:table-cell>
          <table:table-cell table:formula="of:=[.E11]" office:value-type="float" office:value="1">
            <text:p>1</text:p>
          </table:table-cell>
          <table:table-cell table:formula="of:=[.D11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e</text:p>
          </table:table-cell>
          <table:table-cell table:style-name="ce17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7" office:value-type="float" office:value="8">
            <text:p>8</text:p>
          </table:table-cell>
          <table:table-cell table:formula="of:=COUNTA([.H8:.H12])*2*[.H12]" office:value-type="float" office:value="80">
            <text:p>80</text:p>
          </table:table-cell>
          <table:table-cell table:formula="of:=[.G12]*2" office:value-type="float" office:value="10">
            <text:p>10</text:p>
          </table:table-cell>
          <table:table-cell table:formula="of:=[.F12]*1.5" office:value-type="float" office:value="3">
            <text:p>3</text:p>
          </table:table-cell>
          <table:table-cell table:formula="of:=[.E12]" office:value-type="float" office:value="0">
            <text:p>0</text:p>
          </table:table-cell>
          <table:table-cell table:formula="of:=[.D12]*0.5" office:value-type="float" office:value="0.5">
            <text:p>0,5</text:p>
          </table:table-cell>
          <table:table-cell table:formula="of:=SUM([.J8:.M12])" office:value-type="float" office:value="68">
            <text:p>68</text:p>
          </table:table-cell>
          <table:table-cell table:style-name="ce29" table:formula="of:=[.N12]/[.I12]" office:value-type="percentage" office:value="0.85">
            <text:p>85,00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4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5" office:value-type="float" office:value="8">
            <text:p>8</text:p>
          </table:table-cell>
          <table:table-cell/>
          <table:table-cell table:formula="of:=[.G13]*2" office:value-type="float" office:value="10">
            <text:p>10</text:p>
          </table:table-cell>
          <table:table-cell table:formula="of:=[.F13]*1.5" office:value-type="float" office:value="3">
            <text:p>3</text:p>
          </table:table-cell>
          <table:table-cell table:formula="of:=[.E13]" office:value-type="float" office:value="1">
            <text:p>1</text:p>
          </table:table-cell>
          <table:table-cell table:formula="of:=[.D13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b</text:p>
          </table:table-cell>
          <table:table-cell table:style-name="ce17"/>
          <table:table-cell table:style-name="ce21"/>
          <table:table-cell table:number-columns-repeated="2"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7" office:value-type="float" office:value="8">
            <text:p>8</text:p>
          </table:table-cell>
          <table:table-cell table:formula="of:=COUNTA([.H13:.H14])*2*[.H14]" office:value-type="float" office:value="32">
            <text:p>32</text:p>
          </table:table-cell>
          <table:table-cell table:formula="of:=[.G14]*2" office:value-type="float" office:value="8">
            <text:p>8</text:p>
          </table:table-cell>
          <table:table-cell table:formula="of:=[.F14]*1.5" office:value-type="float" office:value="3">
            <text:p>3</text:p>
          </table:table-cell>
          <table:table-cell table:formula="of:=[.E14]" office:value-type="float" office:value="2">
            <text:p>2</text:p>
          </table:table-cell>
          <table:table-cell table:formula="of:=[.D14]*0.5" office:value-type="float" office:value="0">
            <text:p>0</text:p>
          </table:table-cell>
          <table:table-cell table:formula="of:=SUM([.J13:.M14])" office:value-type="float" office:value="27">
            <text:p>27</text:p>
          </table:table-cell>
          <table:table-cell table:style-name="ce29" table:formula="of:=[.N14]/[.I14]" office:value-type="percentage" office:value="0.84375">
            <text:p>84,38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5</text:p>
          </table:table-cell>
          <table:table-cell table:style-name="ce9" office:value-type="string">
            <text:p>a</text:p>
          </table:table-cell>
          <table:table-cell table:style-name="ce15"/>
          <table:table-cell table:number-columns-repeated="2" table:style-name="ce20"/>
          <table:table-cell table:style-name="ce20" office:value-type="float" office:value="2">
            <text:p>2</text:p>
          </table:table-cell>
          <table:table-cell table:style-name="ce20" office:value-type="float" office:value="6">
            <text:p>6</text:p>
          </table:table-cell>
          <table:table-cell table:style-name="ce25" office:value-type="float" office:value="8">
            <text:p>8</text:p>
          </table:table-cell>
          <table:table-cell/>
          <table:table-cell table:formula="of:=[.G15]*2" office:value-type="float" office:value="12">
            <text:p>12</text:p>
          </table:table-cell>
          <table:table-cell table:formula="of:=[.F15]*1.5" office:value-type="float" office:value="3">
            <text:p>3</text:p>
          </table:table-cell>
          <table:table-cell table:formula="of:=[.E15]" office:value-type="float" office:value="0">
            <text:p>0</text:p>
          </table:table-cell>
          <table:table-cell table:formula="of:=[.D15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16]*2" office:value-type="float" office:value="12">
            <text:p>12</text:p>
          </table:table-cell>
          <table:table-cell table:formula="of:=[.F16]*1.5" office:value-type="float" office:value="3">
            <text:p>3</text:p>
          </table:table-cell>
          <table:table-cell table:formula="of:=[.E16]" office:value-type="float" office:value="0">
            <text:p>0</text:p>
          </table:table-cell>
          <table:table-cell table:formula="of:=[.D16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/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17]*2" office:value-type="float" office:value="12">
            <text:p>12</text:p>
          </table:table-cell>
          <table:table-cell table:formula="of:=[.F17]*1.5" office:value-type="float" office:value="1.5">
            <text:p>1,5</text:p>
          </table:table-cell>
          <table:table-cell table:formula="of:=[.E17]" office:value-type="float" office:value="1">
            <text:p>1</text:p>
          </table:table-cell>
          <table:table-cell table:formula="of:=[.D17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d</text:p>
          </table:table-cell>
          <table:table-cell table:style-name="ce17"/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7" office:value-type="float" office:value="8">
            <text:p>8</text:p>
          </table:table-cell>
          <table:table-cell table:formula="of:=COUNTA([.H15:.H18])*2*[.H18]" office:value-type="float" office:value="64">
            <text:p>64</text:p>
          </table:table-cell>
          <table:table-cell table:formula="of:=[.G18]*2" office:value-type="float" office:value="10">
            <text:p>10</text:p>
          </table:table-cell>
          <table:table-cell table:formula="of:=[.F18]*1.5" office:value-type="float" office:value="3">
            <text:p>3</text:p>
          </table:table-cell>
          <table:table-cell table:formula="of:=[.E18]" office:value-type="float" office:value="1">
            <text:p>1</text:p>
          </table:table-cell>
          <table:table-cell table:formula="of:=[.D18]*0.5" office:value-type="float" office:value="0">
            <text:p>0</text:p>
          </table:table-cell>
          <table:table-cell table:formula="of:=SUM([.J15:.M18])" office:value-type="float" office:value="58.5">
            <text:p>58,5</text:p>
          </table:table-cell>
          <table:table-cell table:style-name="ce29" table:formula="of:=[.N18]/[.I18]" office:value-type="percentage" office:value="0.9140625">
            <text:p>91,41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6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5" office:value-type="float" office:value="8">
            <text:p>8</text:p>
          </table:table-cell>
          <table:table-cell/>
          <table:table-cell table:formula="of:=[.G19]*2" office:value-type="float" office:value="10">
            <text:p>10</text:p>
          </table:table-cell>
          <table:table-cell table:formula="of:=[.F19]*1.5" office:value-type="float" office:value="3">
            <text:p>3</text:p>
          </table:table-cell>
          <table:table-cell table:formula="of:=[.E19]" office:value-type="float" office:value="1">
            <text:p>1</text:p>
          </table:table-cell>
          <table:table-cell table:formula="of:=[.D19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20]*2" office:value-type="float" office:value="12">
            <text:p>12</text:p>
          </table:table-cell>
          <table:table-cell table:formula="of:=[.F20]*1.5" office:value-type="float" office:value="3">
            <text:p>3</text:p>
          </table:table-cell>
          <table:table-cell table:formula="of:=[.E20]" office:value-type="float" office:value="0">
            <text:p>0</text:p>
          </table:table-cell>
          <table:table-cell table:formula="of:=[.D20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G21]*2" office:value-type="float" office:value="14">
            <text:p>14</text:p>
          </table:table-cell>
          <table:table-cell table:formula="of:=[.F21]*1.5" office:value-type="float" office:value="1.5">
            <text:p>1,5</text:p>
          </table:table-cell>
          <table:table-cell table:formula="of:=[.E21]" office:value-type="float" office:value="0">
            <text:p>0</text:p>
          </table:table-cell>
          <table:table-cell table:formula="of:=[.D21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d</text:p>
          </table:table-cell>
          <table:table-cell table:style-name="ce17"/>
          <table:table-cell table:number-columns-repeated="2" table:style-name="ce21"/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7" office:value-type="float" office:value="8">
            <text:p>8</text:p>
          </table:table-cell>
          <table:table-cell table:formula="of:=COUNTA([.H19:.H22])*2*[.H22]" office:value-type="float" office:value="64">
            <text:p>64</text:p>
          </table:table-cell>
          <table:table-cell table:formula="of:=[.G22]*2" office:value-type="float" office:value="14">
            <text:p>14</text:p>
          </table:table-cell>
          <table:table-cell table:formula="of:=[.F22]*1.5" office:value-type="float" office:value="1.5">
            <text:p>1,5</text:p>
          </table:table-cell>
          <table:table-cell table:formula="of:=[.E22]" office:value-type="float" office:value="0">
            <text:p>0</text:p>
          </table:table-cell>
          <table:table-cell table:formula="of:=[.D22]*0.5" office:value-type="float" office:value="0">
            <text:p>0</text:p>
          </table:table-cell>
          <table:table-cell table:formula="of:=SUM([.J19:.M22])" office:value-type="float" office:value="60">
            <text:p>60</text:p>
          </table:table-cell>
          <table:table-cell table:style-name="ce29" table:formula="of:=[.N22]/[.I22]" office:value-type="percentage" office:value="0.9375">
            <text:p>93,75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7</text:p>
          </table:table-cell>
          <table:table-cell table:style-name="ce9" office:value-type="string">
            <text:p>a</text:p>
          </table:table-cell>
          <table:table-cell table:style-name="ce15" office:value-type="float" office:value="1">
            <text:p>1</text:p>
          </table:table-cell>
          <table:table-cell table:number-columns-repeated="2" table:style-name="ce20"/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5" office:value-type="float" office:value="8">
            <text:p>8</text:p>
          </table:table-cell>
          <table:table-cell/>
          <table:table-cell table:formula="of:=[.G23]*2" office:value-type="float" office:value="10">
            <text:p>10</text:p>
          </table:table-cell>
          <table:table-cell table:formula="of:=[.F23]*1.5" office:value-type="float" office:value="3">
            <text:p>3</text:p>
          </table:table-cell>
          <table:table-cell table:formula="of:=[.E23]" office:value-type="float" office:value="0">
            <text:p>0</text:p>
          </table:table-cell>
          <table:table-cell table:formula="of:=[.D23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G24]*2" office:value-type="float" office:value="10">
            <text:p>10</text:p>
          </table:table-cell>
          <table:table-cell table:formula="of:=[.F24]*1.5" office:value-type="float" office:value="3">
            <text:p>3</text:p>
          </table:table-cell>
          <table:table-cell table:formula="of:=[.E24]" office:value-type="float" office:value="0">
            <text:p>0</text:p>
          </table:table-cell>
          <table:table-cell table:formula="of:=[.D24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table:formula="of:=[.G25]*2" office:value-type="float" office:value="8">
            <text:p>8</text:p>
          </table:table-cell>
          <table:table-cell table:formula="of:=[.F25]*1.5" office:value-type="float" office:value="4.5">
            <text:p>4,5</text:p>
          </table:table-cell>
          <table:table-cell table:formula="of:=[.E25]" office:value-type="float" office:value="0">
            <text:p>0</text:p>
          </table:table-cell>
          <table:table-cell table:formula="of:=[.D25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26]*2" office:value-type="float" office:value="12">
            <text:p>12</text:p>
          </table:table-cell>
          <table:table-cell table:formula="of:=[.F26]*1.5" office:value-type="float" office:value="1.5">
            <text:p>1,5</text:p>
          </table:table-cell>
          <table:table-cell table:formula="of:=[.E26]" office:value-type="float" office:value="0">
            <text:p>0</text:p>
          </table:table-cell>
          <table:table-cell table:formula="of:=[.D26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27]*2" office:value-type="float" office:value="12">
            <text:p>12</text:p>
          </table:table-cell>
          <table:table-cell table:formula="of:=[.F27]*1.5" office:value-type="float" office:value="1.5">
            <text:p>1,5</text:p>
          </table:table-cell>
          <table:table-cell table:formula="of:=[.E27]" office:value-type="float" office:value="0">
            <text:p>0</text:p>
          </table:table-cell>
          <table:table-cell table:formula="of:=[.D27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G28]*2" office:value-type="float" office:value="10">
            <text:p>10</text:p>
          </table:table-cell>
          <table:table-cell table:formula="of:=[.F28]*1.5" office:value-type="float" office:value="3">
            <text:p>3</text:p>
          </table:table-cell>
          <table:table-cell table:formula="of:=[.E28]" office:value-type="float" office:value="0">
            <text:p>0</text:p>
          </table:table-cell>
          <table:table-cell table:formula="of:=[.D28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G29]*2" office:value-type="float" office:value="10">
            <text:p>10</text:p>
          </table:table-cell>
          <table:table-cell table:formula="of:=[.F29]*1.5" office:value-type="float" office:value="3">
            <text:p>3</text:p>
          </table:table-cell>
          <table:table-cell table:formula="of:=[.E29]" office:value-type="float" office:value="0">
            <text:p>0</text:p>
          </table:table-cell>
          <table:table-cell table:formula="of:=[.D29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h</text:p>
          </table:table-cell>
          <table:table-cell table:style-name="ce17" office:value-type="float" office:value="1">
            <text:p>1</text:p>
          </table:table-cell>
          <table:table-cell table:number-columns-repeated="2" table:style-name="ce21"/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7" office:value-type="float" office:value="8">
            <text:p>8</text:p>
          </table:table-cell>
          <table:table-cell table:formula="of:=COUNTA([.H23:.H30])*2*[.H30]" office:value-type="float" office:value="128">
            <text:p>128</text:p>
          </table:table-cell>
          <table:table-cell table:formula="of:=[.G30]*2" office:value-type="float" office:value="10">
            <text:p>10</text:p>
          </table:table-cell>
          <table:table-cell table:formula="of:=[.F30]*1.5" office:value-type="float" office:value="3">
            <text:p>3</text:p>
          </table:table-cell>
          <table:table-cell table:formula="of:=[.E30]" office:value-type="float" office:value="0">
            <text:p>0</text:p>
          </table:table-cell>
          <table:table-cell table:formula="of:=[.D30]*0.5" office:value-type="float" office:value="0">
            <text:p>0</text:p>
          </table:table-cell>
          <table:table-cell table:formula="of:=SUM([.J23:.M30])" office:value-type="float" office:value="104.5">
            <text:p>104,5</text:p>
          </table:table-cell>
          <table:table-cell table:style-name="ce29" table:formula="of:=[.N30]/[.I30]" office:value-type="percentage" office:value="0.81640625">
            <text:p>81,64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8</text:p>
          </table:table-cell>
          <table:table-cell table:style-name="ce9" office:value-type="string">
            <text:p>a</text:p>
          </table:table-cell>
          <table:table-cell table:style-name="ce15"/>
          <table:table-cell table:number-columns-repeated="2" table:style-name="ce20"/>
          <table:table-cell table:style-name="ce20" office:value-type="float" office:value="2">
            <text:p>2</text:p>
          </table:table-cell>
          <table:table-cell table:style-name="ce20" office:value-type="float" office:value="6">
            <text:p>6</text:p>
          </table:table-cell>
          <table:table-cell table:style-name="ce25" office:value-type="float" office:value="8">
            <text:p>8</text:p>
          </table:table-cell>
          <table:table-cell/>
          <table:table-cell table:formula="of:=[.G31]*2" office:value-type="float" office:value="12">
            <text:p>12</text:p>
          </table:table-cell>
          <table:table-cell table:formula="of:=[.F31]*1.5" office:value-type="float" office:value="3">
            <text:p>3</text:p>
          </table:table-cell>
          <table:table-cell table:formula="of:=[.E31]" office:value-type="float" office:value="0">
            <text:p>0</text:p>
          </table:table-cell>
          <table:table-cell table:formula="of:=[.D31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G32]*2" office:value-type="float" office:value="14">
            <text:p>14</text:p>
          </table:table-cell>
          <table:table-cell table:formula="of:=[.F32]*1.5" office:value-type="float" office:value="1.5">
            <text:p>1,5</text:p>
          </table:table-cell>
          <table:table-cell table:formula="of:=[.E32]" office:value-type="float" office:value="0">
            <text:p>0</text:p>
          </table:table-cell>
          <table:table-cell table:formula="of:=[.D32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33]*2" office:value-type="float" office:value="12">
            <text:p>12</text:p>
          </table:table-cell>
          <table:table-cell table:formula="of:=[.F33]*1.5" office:value-type="float" office:value="3">
            <text:p>3</text:p>
          </table:table-cell>
          <table:table-cell table:formula="of:=[.E33]" office:value-type="float" office:value="0">
            <text:p>0</text:p>
          </table:table-cell>
          <table:table-cell table:formula="of:=[.D33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</text:p>
          </table:table-cell>
          <table:table-cell/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34]*2" office:value-type="float" office:value="12">
            <text:p>12</text:p>
          </table:table-cell>
          <table:table-cell table:formula="of:=[.F34]*1.5" office:value-type="float" office:value="3">
            <text:p>3</text:p>
          </table:table-cell>
          <table:table-cell table:formula="of:=[.E34]" office:value-type="float" office:value="0">
            <text:p>0</text:p>
          </table:table-cell>
          <table:table-cell table:formula="of:=[.D34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</text:p>
          </table:table-cell>
          <table:table-cell/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35]*2" office:value-type="float" office:value="12">
            <text:p>12</text:p>
          </table:table-cell>
          <table:table-cell table:formula="of:=[.F35]*1.5" office:value-type="float" office:value="3">
            <text:p>3</text:p>
          </table:table-cell>
          <table:table-cell table:formula="of:=[.E35]" office:value-type="float" office:value="0">
            <text:p>0</text:p>
          </table:table-cell>
          <table:table-cell table:formula="of:=[.D35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f</text:p>
          </table:table-cell>
          <table:table-cell table:style-name="ce17"/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8">
            <text:p>8</text:p>
          </table:table-cell>
          <table:table-cell table:formula="of:=COUNTA([.H31:.H36])*2*[.H36]" office:value-type="float" office:value="96">
            <text:p>96</text:p>
          </table:table-cell>
          <table:table-cell table:formula="of:=[.G36]*2" office:value-type="float" office:value="12">
            <text:p>12</text:p>
          </table:table-cell>
          <table:table-cell table:formula="of:=[.F36]*1.5" office:value-type="float" office:value="1.5">
            <text:p>1,5</text:p>
          </table:table-cell>
          <table:table-cell table:formula="of:=[.E36]" office:value-type="float" office:value="1">
            <text:p>1</text:p>
          </table:table-cell>
          <table:table-cell table:formula="of:=[.D36]*0.5" office:value-type="float" office:value="0">
            <text:p>0</text:p>
          </table:table-cell>
          <table:table-cell table:formula="of:=SUM([.J31:.M36])" office:value-type="float" office:value="90">
            <text:p>90</text:p>
          </table:table-cell>
          <table:table-cell table:style-name="ce29" table:formula="of:=[.N36]/[.I36]" office:value-type="percentage" office:value="0.9375">
            <text:p>93,75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9</text:p>
          </table:table-cell>
          <table:table-cell table:style-name="ce9" office:value-type="string">
            <text:p>a</text:p>
          </table:table-cell>
          <table:table-cell table:style-name="ce15" office:value-type="float" office:value="1">
            <text:p>1</text:p>
          </table:table-cell>
          <table:table-cell table:number-columns-repeated="2" table:style-name="ce20"/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5" office:value-type="float" office:value="8">
            <text:p>8</text:p>
          </table:table-cell>
          <table:table-cell/>
          <table:table-cell table:formula="of:=[.G37]*2" office:value-type="float" office:value="10">
            <text:p>10</text:p>
          </table:table-cell>
          <table:table-cell table:formula="of:=[.F37]*1.5" office:value-type="float" office:value="3">
            <text:p>3</text:p>
          </table:table-cell>
          <table:table-cell table:formula="of:=[.E37]" office:value-type="float" office:value="0">
            <text:p>0</text:p>
          </table:table-cell>
          <table:table-cell table:formula="of:=[.D37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38]*2" office:value-type="float" office:value="12">
            <text:p>12</text:p>
          </table:table-cell>
          <table:table-cell table:formula="of:=[.F38]*1.5" office:value-type="float" office:value="0">
            <text:p>0</text:p>
          </table:table-cell>
          <table:table-cell table:formula="of:=[.E38]" office:value-type="float" office:value="1">
            <text:p>1</text:p>
          </table:table-cell>
          <table:table-cell table:formula="of:=[.D38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 office:value-type="float" office:value="1">
            <text:p>1</text:p>
          </table:table-cell>
          <table:table-cell table:number-columns-repeated="2" table:style-name="ce21"/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8">
            <text:p>8</text:p>
          </table:table-cell>
          <table:table-cell table:formula="of:=COUNTA([.H37:.H39])*2*[.H39]" office:value-type="float" office:value="48">
            <text:p>48</text:p>
          </table:table-cell>
          <table:table-cell table:formula="of:=[.G39]*2" office:value-type="float" office:value="12">
            <text:p>12</text:p>
          </table:table-cell>
          <table:table-cell table:formula="of:=[.F39]*1.5" office:value-type="float" office:value="1.5">
            <text:p>1,5</text:p>
          </table:table-cell>
          <table:table-cell table:formula="of:=[.E39]" office:value-type="float" office:value="0">
            <text:p>0</text:p>
          </table:table-cell>
          <table:table-cell table:formula="of:=[.D39]*0.5" office:value-type="float" office:value="0">
            <text:p>0</text:p>
          </table:table-cell>
          <table:table-cell table:formula="of:=SUM([.J37:.M39])" office:value-type="float" office:value="39.5">
            <text:p>39,5</text:p>
          </table:table-cell>
          <table:table-cell table:style-name="ce29" table:formula="of:=[.N39]/[.I39]" office:value-type="percentage" office:value="0.822916666666667">
            <text:p>82,29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A</text:p>
          </table:table-cell>
          <table:table-cell table:style-name="ce9" office:value-type="string">
            <text:p>a</text:p>
          </table:table-cell>
          <table:table-cell table:style-name="ce15" office:value-type="float" office:value="1">
            <text:p>1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float" office:value="6">
            <text:p>6</text:p>
          </table:table-cell>
          <table:table-cell table:style-name="ce25" office:value-type="float" office:value="8">
            <text:p>8</text:p>
          </table:table-cell>
          <table:table-cell/>
          <table:table-cell table:formula="of:=[.G40]*2" office:value-type="float" office:value="12">
            <text:p>12</text:p>
          </table:table-cell>
          <table:table-cell table:formula="of:=[.F40]*1.5" office:value-type="float" office:value="0">
            <text:p>0</text:p>
          </table:table-cell>
          <table:table-cell table:formula="of:=[.E40]" office:value-type="float" office:value="1">
            <text:p>1</text:p>
          </table:table-cell>
          <table:table-cell table:formula="of:=[.D40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b</text:p>
          </table:table-cell>
          <table:table-cell table:style-name="ce17" office:value-type="float" office:value="1">
            <text:p>1</text:p>
          </table:table-cell>
          <table:table-cell table:style-name="ce21"/>
          <table:table-cell table:style-name="ce21" office:value-type="float" office:value="2">
            <text:p>2</text:p>
          </table:table-cell>
          <table:table-cell table:style-name="ce21"/>
          <table:table-cell table:style-name="ce21" office:value-type="float" office:value="5">
            <text:p>5</text:p>
          </table:table-cell>
          <table:table-cell table:style-name="ce27" office:value-type="float" office:value="8">
            <text:p>8</text:p>
          </table:table-cell>
          <table:table-cell table:formula="of:=COUNTA([.H40:.H41])*2*[.H41]" office:value-type="float" office:value="32">
            <text:p>32</text:p>
          </table:table-cell>
          <table:table-cell table:formula="of:=[.G41]*2" office:value-type="float" office:value="10">
            <text:p>10</text:p>
          </table:table-cell>
          <table:table-cell table:formula="of:=[.F41]*1.5" office:value-type="float" office:value="0">
            <text:p>0</text:p>
          </table:table-cell>
          <table:table-cell table:formula="of:=[.E41]" office:value-type="float" office:value="2">
            <text:p>2</text:p>
          </table:table-cell>
          <table:table-cell table:formula="of:=[.D41]*0.5" office:value-type="float" office:value="0">
            <text:p>0</text:p>
          </table:table-cell>
          <table:table-cell table:formula="of:=SUM([.J40:.M41])" office:value-type="float" office:value="25">
            <text:p>25</text:p>
          </table:table-cell>
          <table:table-cell table:style-name="ce29" table:formula="of:=[.N41]/[.I41]" office:value-type="percentage" office:value="0.78125">
            <text:p>78,13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B</text:p>
          </table:table-cell>
          <table:table-cell table:style-name="ce9" office:value-type="string">
            <text:p>a</text:p>
          </table:table-cell>
          <table:table-cell table:style-name="ce15" office:value-type="float" office:value="1">
            <text:p>1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float" office:value="6">
            <text:p>6</text:p>
          </table:table-cell>
          <table:table-cell table:style-name="ce25" office:value-type="float" office:value="8">
            <text:p>8</text:p>
          </table:table-cell>
          <table:table-cell/>
          <table:table-cell table:formula="of:=[.G42]*2" office:value-type="float" office:value="12">
            <text:p>12</text:p>
          </table:table-cell>
          <table:table-cell table:formula="of:=[.F42]*1.5" office:value-type="float" office:value="0">
            <text:p>0</text:p>
          </table:table-cell>
          <table:table-cell table:formula="of:=[.E42]" office:value-type="float" office:value="1">
            <text:p>1</text:p>
          </table:table-cell>
          <table:table-cell table:formula="of:=[.D42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43]*2" office:value-type="float" office:value="12">
            <text:p>12</text:p>
          </table:table-cell>
          <table:table-cell table:formula="of:=[.F43]*1.5" office:value-type="float" office:value="0">
            <text:p>0</text:p>
          </table:table-cell>
          <table:table-cell table:formula="of:=[.E43]" office:value-type="float" office:value="1">
            <text:p>1</text:p>
          </table:table-cell>
          <table:table-cell table:formula="of:=[.D43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 office:value-type="float" office:value="1">
            <text:p>1</text:p>
          </table:table-cell>
          <table:table-cell table:number-columns-repeated="2" table:style-name="ce21"/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8">
            <text:p>8</text:p>
          </table:table-cell>
          <table:table-cell table:formula="of:=COUNTA([.H42:.H44])*2*[.H44]" office:value-type="float" office:value="48">
            <text:p>48</text:p>
          </table:table-cell>
          <table:table-cell table:formula="of:=[.G44]*2" office:value-type="float" office:value="12">
            <text:p>12</text:p>
          </table:table-cell>
          <table:table-cell table:formula="of:=[.F44]*1.5" office:value-type="float" office:value="1.5">
            <text:p>1,5</text:p>
          </table:table-cell>
          <table:table-cell table:formula="of:=[.E44]" office:value-type="float" office:value="0">
            <text:p>0</text:p>
          </table:table-cell>
          <table:table-cell table:formula="of:=[.D44]*0.5" office:value-type="float" office:value="0">
            <text:p>0</text:p>
          </table:table-cell>
          <table:table-cell table:formula="of:=SUM([.J42:.M44])" office:value-type="float" office:value="39.5">
            <text:p>39,5</text:p>
          </table:table-cell>
          <table:table-cell table:style-name="ce29" table:formula="of:=[.N44]/[.I44]" office:value-type="percentage" office:value="0.822916666666667">
            <text:p>82,29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C</text:p>
          </table:table-cell>
          <table:table-cell table:style-name="ce9" office:value-type="string">
            <text:p>a</text:p>
          </table:table-cell>
          <table:table-cell table:style-name="ce15"/>
          <table:table-cell table:number-columns-repeated="2" table:style-name="ce20"/>
          <table:table-cell table:style-name="ce20" office:value-type="float" office:value="2">
            <text:p>2</text:p>
          </table:table-cell>
          <table:table-cell table:style-name="ce20" office:value-type="float" office:value="6">
            <text:p>6</text:p>
          </table:table-cell>
          <table:table-cell table:style-name="ce25" office:value-type="float" office:value="8">
            <text:p>8</text:p>
          </table:table-cell>
          <table:table-cell/>
          <table:table-cell table:formula="of:=[.G45]*2" office:value-type="float" office:value="12">
            <text:p>12</text:p>
          </table:table-cell>
          <table:table-cell table:formula="of:=[.F45]*1.5" office:value-type="float" office:value="3">
            <text:p>3</text:p>
          </table:table-cell>
          <table:table-cell table:formula="of:=[.E45]" office:value-type="float" office:value="0">
            <text:p>0</text:p>
          </table:table-cell>
          <table:table-cell table:formula="of:=[.D45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G46]*2" office:value-type="float" office:value="10">
            <text:p>10</text:p>
          </table:table-cell>
          <table:table-cell table:formula="of:=[.F46]*1.5" office:value-type="float" office:value="3">
            <text:p>3</text:p>
          </table:table-cell>
          <table:table-cell table:formula="of:=[.E46]" office:value-type="float" office:value="1">
            <text:p>1</text:p>
          </table:table-cell>
          <table:table-cell table:formula="of:=[.D46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G47]*2" office:value-type="float" office:value="10">
            <text:p>10</text:p>
          </table:table-cell>
          <table:table-cell table:formula="of:=[.F47]*1.5" office:value-type="float" office:value="3">
            <text:p>3</text:p>
          </table:table-cell>
          <table:table-cell table:formula="of:=[.E47]" office:value-type="float" office:value="1">
            <text:p>1</text:p>
          </table:table-cell>
          <table:table-cell table:formula="of:=[.D47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table:formula="of:=[.G48]*2" office:value-type="float" office:value="8">
            <text:p>8</text:p>
          </table:table-cell>
          <table:table-cell table:formula="of:=[.F48]*1.5" office:value-type="float" office:value="4.5">
            <text:p>4,5</text:p>
          </table:table-cell>
          <table:table-cell table:formula="of:=[.E48]" office:value-type="float" office:value="1">
            <text:p>1</text:p>
          </table:table-cell>
          <table:table-cell table:formula="of:=[.D48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G49]*2" office:value-type="float" office:value="10">
            <text:p>10</text:p>
          </table:table-cell>
          <table:table-cell table:formula="of:=[.F49]*1.5" office:value-type="float" office:value="3">
            <text:p>3</text:p>
          </table:table-cell>
          <table:table-cell table:formula="of:=[.E49]" office:value-type="float" office:value="1">
            <text:p>1</text:p>
          </table:table-cell>
          <table:table-cell table:formula="of:=[.D49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</text:p>
          </table:table-cell>
          <table:table-cell/>
          <table:table-cell/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50]*2" office:value-type="float" office:value="12">
            <text:p>12</text:p>
          </table:table-cell>
          <table:table-cell table:formula="of:=[.F50]*1.5" office:value-type="float" office:value="1.5">
            <text:p>1,5</text:p>
          </table:table-cell>
          <table:table-cell table:formula="of:=[.E50]" office:value-type="float" office:value="1">
            <text:p>1</text:p>
          </table:table-cell>
          <table:table-cell table:formula="of:=[.D50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g</text:p>
          </table:table-cell>
          <table:table-cell table:style-name="ce17"/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7" office:value-type="float" office:value="8">
            <text:p>8</text:p>
          </table:table-cell>
          <table:table-cell table:formula="of:=COUNTA([.H45:.H51])*2*[.H51]" office:value-type="float" office:value="112">
            <text:p>112</text:p>
          </table:table-cell>
          <table:table-cell table:formula="of:=[.G51]*2" office:value-type="float" office:value="10">
            <text:p>10</text:p>
          </table:table-cell>
          <table:table-cell table:formula="of:=[.F51]*1.5" office:value-type="float" office:value="3">
            <text:p>3</text:p>
          </table:table-cell>
          <table:table-cell table:formula="of:=[.E51]" office:value-type="float" office:value="1">
            <text:p>1</text:p>
          </table:table-cell>
          <table:table-cell table:formula="of:=[.D51]*0.5" office:value-type="float" office:value="0">
            <text:p>0</text:p>
          </table:table-cell>
          <table:table-cell table:formula="of:=SUM([.J45:.M51])" office:value-type="float" office:value="99">
            <text:p>99</text:p>
          </table:table-cell>
          <table:table-cell table:style-name="ce29" table:formula="of:=[.N51]/[.I51]" office:value-type="percentage" office:value="0.883928571428571">
            <text:p>88,39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6" office:value-type="string">
            <text:p>Total Resultado</text:p>
          </table:table-cell>
          <table:table-cell table:style-name="ce12"/>
          <table:table-cell table:style-name="ce18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64">
            <text:p>264</text:p>
          </table:table-cell>
          <table:table-cell table:style-name="ce28" office:value-type="float" office:value="376">
            <text:p>376</text:p>
          </table:table-cell>
          <table:table-cell table:number-columns-repeated="8"/>
        </table:table-row>
      </table:table>
      <table:table table:name="Gerente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Questao</text:p>
          </table:table-cell>
          <table:table-cell office:value-type="string">
            <text:p>Item</text:p>
          </table:table-cell>
          <table:table-cell office:value-type="string">
            <text:p>Valor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</table:table>
      <table:table table:name="Assistente de dados_Gerentes_1" table:style-name="ta1" table:print="false">
        <table:table-column table:style-name="co2" table:default-cell-style-name="ce4"/>
        <table:table-column table:style-name="co3" table:default-cell-style-name="ce10"/>
        <table:table-column table:style-name="co4" table:default-cell-style-name="ce16"/>
        <table:table-column table:style-name="co6" table:default-cell-style-name="Valor_20_do_20_Assistente_20_de_20_dados"/>
        <table:table-column table:style-name="co7" table:number-columns-repeated="2" table:default-cell-style-name="Valor_20_do_20_Assistente_20_de_20_dados"/>
        <table:table-column table:style-name="co1" table:default-cell-style-name="ce26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>
            <text:p>Filtro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Default" table:number-columns-repeated="7"/>
          <table:table-cell table:number-columns-repeated="8"/>
        </table:table-row>
        <table:table-row table:style-name="ro1">
          <table:table-cell table:style-name="ce1" office:value-type="string">
            <text:p>Cont.Núm - Valor</text:p>
          </table:table-cell>
          <table:table-cell table:style-name="ce7"/>
          <table:table-cell table:style-name="ce13" office:value-type="string">
            <text:p>Valor</text:p>
          </table:table-cell>
          <table:table-cell table:style-name="ce7" table:number-columns-repeated="3"/>
          <table:table-cell table:style-name="ce23"/>
          <table:table-cell table:number-columns-repeated="8"/>
        </table:table-row>
        <table:table-row table:style-name="ro1">
          <table:table-cell table:style-name="ce2" office:value-type="string">
            <text:p>Questao</text:p>
          </table:table-cell>
          <table:table-cell table:style-name="ce8" office:value-type="string">
            <text:p>Item</text:p>
          </table:table-cell>
          <table:table-cell table:style-name="ce14" office:value-type="string">
            <text:p>0</text:p>
          </table:table-cell>
          <table:table-cell table:style-name="ce19" office:value-type="string">
            <text:p>2</text:p>
          </table:table-cell>
          <table:table-cell table:style-name="ce19" office:value-type="string">
            <text:p>3</text:p>
          </table:table-cell>
          <table:table-cell table:style-name="ce19" office:value-type="string">
            <text:p>4</text:p>
          </table:table-cell>
          <table:table-cell table:style-name="ce24" office:value-type="string">
            <text:p>Total Resultado</text:p>
          </table:table-cell>
          <table:table-cell table:number-columns-repeated="8"/>
        </table:table-row>
        <table:table-row table:style-name="ro1">
          <table:table-cell table:style-name="ce3" office:value-type="string">
            <text:p>2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5" office:value-type="float" office:value="7">
            <text:p>7</text:p>
          </table:table-cell>
          <table:table-cell/>
          <table:table-cell table:formula="of:=[.F5]*2" office:value-type="float" office:value="10">
            <text:p>10</text:p>
          </table:table-cell>
          <table:table-cell table:formula="of:=[.E5]*1.5" office:value-type="float" office:value="3">
            <text:p>3</text:p>
          </table:table-cell>
          <table:table-cell table:formula="of:=[.D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[.F6]*2" office:value-type="float" office:value="8">
            <text:p>8</text:p>
          </table:table-cell>
          <table:table-cell table:formula="of:=[.E6]*1.5" office:value-type="float" office:value="4.5">
            <text:p>4,5</text:p>
          </table:table-cell>
          <table:table-cell table:formula="of:=[.D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7" office:value-type="float" office:value="7">
            <text:p>7</text:p>
          </table:table-cell>
          <table:table-cell table:formula="of:=COUNTA([.G5:.G7])*2*[.G7]" office:value-type="float" office:value="42">
            <text:p>42</text:p>
          </table:table-cell>
          <table:table-cell table:formula="of:=[.F7]*2" office:value-type="float" office:value="8">
            <text:p>8</text:p>
          </table:table-cell>
          <table:table-cell table:formula="of:=[.E7]*1.5" office:value-type="float" office:value="3">
            <text:p>3</text:p>
          </table:table-cell>
          <table:table-cell table:formula="of:=[.D7]" office:value-type="float" office:value="1">
            <text:p>1</text:p>
          </table:table-cell>
          <table:table-cell/>
          <table:table-cell table:formula="of:=SUM([.I5:.L7])" office:value-type="float" office:value="37.5">
            <text:p>37,5</text:p>
          </table:table-cell>
          <table:table-cell table:style-name="ce29" table:formula="of:=[.M7]/[.H7]" office:value-type="percentage" office:value="0.892857142857143">
            <text:p>89,29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3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5" office:value-type="float" office:value="7">
            <text:p>7</text:p>
          </table:table-cell>
          <table:table-cell/>
          <table:table-cell table:formula="of:=[.F8]*2" office:value-type="float" office:value="10">
            <text:p>10</text:p>
          </table:table-cell>
          <table:table-cell table:formula="of:=[.E8]*1.5" office:value-type="float" office:value="3">
            <text:p>3</text:p>
          </table:table-cell>
          <table:table-cell table:formula="of:=[.D8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table:formula="of:=[.F9]*2" office:value-type="float" office:value="6">
            <text:p>6</text:p>
          </table:table-cell>
          <table:table-cell table:formula="of:=[.E9]*1.5" office:value-type="float" office:value="4.5">
            <text:p>4,5</text:p>
          </table:table-cell>
          <table:table-cell table:formula="of:=[.D9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table:formula="of:=[.F10]*2" office:value-type="float" office:value="4">
            <text:p>4</text:p>
          </table:table-cell>
          <table:table-cell table:formula="of:=[.E10]*1.5" office:value-type="float" office:value="6">
            <text:p>6</text:p>
          </table:table-cell>
          <table:table-cell table:formula="of:=[.D10]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[.F11]*2" office:value-type="float" office:value="8">
            <text:p>8</text:p>
          </table:table-cell>
          <table:table-cell table:formula="of:=[.E11]*1.5" office:value-type="float" office:value="1.5">
            <text:p>1,5</text:p>
          </table:table-cell>
          <table:table-cell table:formula="of:=[.D11]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e</text:p>
          </table:table-cell>
          <table:table-cell table:style-name="ce17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7" office:value-type="float" office:value="7">
            <text:p>7</text:p>
          </table:table-cell>
          <table:table-cell table:formula="of:=COUNTA([.G8:.G12])*2*[.G12]" office:value-type="float" office:value="70">
            <text:p>70</text:p>
          </table:table-cell>
          <table:table-cell table:formula="of:=[.F12]*2" office:value-type="float" office:value="8">
            <text:p>8</text:p>
          </table:table-cell>
          <table:table-cell table:formula="of:=[.E12]*1.5" office:value-type="float" office:value="3">
            <text:p>3</text:p>
          </table:table-cell>
          <table:table-cell table:formula="of:=[.D12]" office:value-type="float" office:value="1">
            <text:p>1</text:p>
          </table:table-cell>
          <table:table-cell/>
          <table:table-cell table:formula="of:=SUM([.I8:.L12])" office:value-type="float" office:value="58">
            <text:p>58</text:p>
          </table:table-cell>
          <table:table-cell table:style-name="ce29" table:formula="of:=[.M12]/[.H12]" office:value-type="percentage" office:value="0.828571428571429">
            <text:p>82,86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4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2">
            <text:p>2</text:p>
          </table:table-cell>
          <table:table-cell table:style-name="ce20"/>
          <table:table-cell table:style-name="ce20" office:value-type="float" office:value="5">
            <text:p>5</text:p>
          </table:table-cell>
          <table:table-cell table:style-name="ce25" office:value-type="float" office:value="7">
            <text:p>7</text:p>
          </table:table-cell>
          <table:table-cell/>
          <table:table-cell table:formula="of:=[.F13]*2" office:value-type="float" office:value="10">
            <text:p>10</text:p>
          </table:table-cell>
          <table:table-cell table:formula="of:=[.E13]*1.5" office:value-type="float" office:value="0">
            <text:p>0</text:p>
          </table:table-cell>
          <table:table-cell table:formula="of:=[.D13]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b</text:p>
          </table:table-cell>
          <table:table-cell table:style-name="ce17"/>
          <table:table-cell table:style-name="ce21"/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7" office:value-type="float" office:value="7">
            <text:p>7</text:p>
          </table:table-cell>
          <table:table-cell table:formula="of:=COUNTA([.G13:.G14])*2*[.G14]" office:value-type="float" office:value="28">
            <text:p>28</text:p>
          </table:table-cell>
          <table:table-cell table:formula="of:=[.F14]*2" office:value-type="float" office:value="10">
            <text:p>10</text:p>
          </table:table-cell>
          <table:table-cell table:formula="of:=[.E14]*1.5" office:value-type="float" office:value="3">
            <text:p>3</text:p>
          </table:table-cell>
          <table:table-cell table:formula="of:=[.D14]" office:value-type="float" office:value="0">
            <text:p>0</text:p>
          </table:table-cell>
          <table:table-cell/>
          <table:table-cell table:formula="of:=SUM([.I13:.L14])" office:value-type="float" office:value="25">
            <text:p>25</text:p>
          </table:table-cell>
          <table:table-cell table:style-name="ce29" table:formula="of:=[.M14]/[.H14]" office:value-type="percentage" office:value="0.892857142857143">
            <text:p>89,29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5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5" office:value-type="float" office:value="7">
            <text:p>7</text:p>
          </table:table-cell>
          <table:table-cell/>
          <table:table-cell table:formula="of:=[.F15]*2" office:value-type="float" office:value="10">
            <text:p>10</text:p>
          </table:table-cell>
          <table:table-cell table:formula="of:=[.E15]*1.5" office:value-type="float" office:value="3">
            <text:p>3</text:p>
          </table:table-cell>
          <table:table-cell table:formula="of:=[.D1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[.F16]*2" office:value-type="float" office:value="8">
            <text:p>8</text:p>
          </table:table-cell>
          <table:table-cell table:formula="of:=[.E16]*1.5" office:value-type="float" office:value="4.5">
            <text:p>4,5</text:p>
          </table:table-cell>
          <table:table-cell table:formula="of:=[.D1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table:formula="of:=[.F17]*2" office:value-type="float" office:value="4">
            <text:p>4</text:p>
          </table:table-cell>
          <table:table-cell table:formula="of:=[.E17]*1.5" office:value-type="float" office:value="6">
            <text:p>6</text:p>
          </table:table-cell>
          <table:table-cell table:formula="of:=[.D17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d</text:p>
          </table:table-cell>
          <table:table-cell table:style-name="ce17"/>
          <table:table-cell table:style-name="ce2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7" office:value-type="float" office:value="7">
            <text:p>7</text:p>
          </table:table-cell>
          <table:table-cell table:formula="of:=COUNTA([.G15:.G18])*2*[.G18]" office:value-type="float" office:value="56">
            <text:p>56</text:p>
          </table:table-cell>
          <table:table-cell table:formula="of:=[.F18]*2" office:value-type="float" office:value="4">
            <text:p>4</text:p>
          </table:table-cell>
          <table:table-cell table:formula="of:=[.E18]*1.5" office:value-type="float" office:value="7.5">
            <text:p>7,5</text:p>
          </table:table-cell>
          <table:table-cell table:formula="of:=[.D18]" office:value-type="float" office:value="0">
            <text:p>0</text:p>
          </table:table-cell>
          <table:table-cell/>
          <table:table-cell table:formula="of:=SUM([.I15:.L18])" office:value-type="float" office:value="48">
            <text:p>48</text:p>
          </table:table-cell>
          <table:table-cell table:style-name="ce29" table:formula="of:=[.M18]/[.H18]" office:value-type="percentage" office:value="0.857142857142857">
            <text:p>85,71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6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">
            <text:p>1</text:p>
          </table:table-cell>
          <table:table-cell table:style-name="ce25" office:value-type="float" office:value="7">
            <text:p>7</text:p>
          </table:table-cell>
          <table:table-cell/>
          <table:table-cell table:formula="of:=[.F19]*2" office:value-type="float" office:value="2">
            <text:p>2</text:p>
          </table:table-cell>
          <table:table-cell table:formula="of:=[.E19]*1.5" office:value-type="float" office:value="6">
            <text:p>6</text:p>
          </table:table-cell>
          <table:table-cell table:formula="of:=[.D19]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table:formula="of:=[.F20]*2" office:value-type="float" office:value="4">
            <text:p>4</text:p>
          </table:table-cell>
          <table:table-cell table:formula="of:=[.E20]*1.5" office:value-type="float" office:value="6">
            <text:p>6</text:p>
          </table:table-cell>
          <table:table-cell table:formula="of:=[.D20]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[.F21]*2" office:value-type="float" office:value="8">
            <text:p>8</text:p>
          </table:table-cell>
          <table:table-cell table:formula="of:=[.E21]*1.5" office:value-type="float" office:value="3">
            <text:p>3</text:p>
          </table:table-cell>
          <table:table-cell table:formula="of:=[.D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d</text:p>
          </table:table-cell>
          <table:table-cell table:style-name="ce17" office:value-type="float" office:value="1">
            <text:p>1</text:p>
          </table:table-cell>
          <table:table-cell table:style-name="ce21"/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7" office:value-type="float" office:value="7">
            <text:p>7</text:p>
          </table:table-cell>
          <table:table-cell table:formula="of:=COUNTA([.G19:.G22])*2*[.G22]" office:value-type="float" office:value="56">
            <text:p>56</text:p>
          </table:table-cell>
          <table:table-cell table:formula="of:=[.F22]*2" office:value-type="float" office:value="8">
            <text:p>8</text:p>
          </table:table-cell>
          <table:table-cell table:formula="of:=[.E22]*1.5" office:value-type="float" office:value="3">
            <text:p>3</text:p>
          </table:table-cell>
          <table:table-cell table:formula="of:=[.D22]" office:value-type="float" office:value="0">
            <text:p>0</text:p>
          </table:table-cell>
          <table:table-cell/>
          <table:table-cell table:formula="of:=SUM([.I19:.L22])" office:value-type="float" office:value="43">
            <text:p>43</text:p>
          </table:table-cell>
          <table:table-cell table:style-name="ce29" table:formula="of:=[.M22]/[.H22]" office:value-type="percentage" office:value="0.767857142857143">
            <text:p>76,79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7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5" office:value-type="float" office:value="7">
            <text:p>7</text:p>
          </table:table-cell>
          <table:table-cell/>
          <table:table-cell table:formula="of:=[.F23]*2" office:value-type="float" office:value="8">
            <text:p>8</text:p>
          </table:table-cell>
          <table:table-cell table:formula="of:=[.E23]*1.5" office:value-type="float" office:value="4.5">
            <text:p>4,5</text:p>
          </table:table-cell>
          <table:table-cell table:formula="of:=[.D23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table:formula="of:=[.F24]*2" office:value-type="float" office:value="6">
            <text:p>6</text:p>
          </table:table-cell>
          <table:table-cell table:formula="of:=[.E24]*1.5" office:value-type="float" office:value="4.5">
            <text:p>4,5</text:p>
          </table:table-cell>
          <table:table-cell table:formula="of:=[.D24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table:formula="of:=[.F25]*2" office:value-type="float" office:value="4">
            <text:p>4</text:p>
          </table:table-cell>
          <table:table-cell table:formula="of:=[.E25]*1.5" office:value-type="float" office:value="6">
            <text:p>6</text:p>
          </table:table-cell>
          <table:table-cell table:formula="of:=[.D2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table:formula="of:=[.F26]*2" office:value-type="float" office:value="6">
            <text:p>6</text:p>
          </table:table-cell>
          <table:table-cell table:formula="of:=[.E26]*1.5" office:value-type="float" office:value="3">
            <text:p>3</text:p>
          </table:table-cell>
          <table:table-cell table:formula="of:=[.D26]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table:formula="of:=[.F27]*2" office:value-type="float" office:value="6">
            <text:p>6</text:p>
          </table:table-cell>
          <table:table-cell table:formula="of:=[.E27]*1.5" office:value-type="float" office:value="0">
            <text:p>0</text:p>
          </table:table-cell>
          <table:table-cell table:formula="of:=[.D27]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[.F28]*2" office:value-type="float" office:value="8">
            <text:p>8</text:p>
          </table:table-cell>
          <table:table-cell table:formula="of:=[.E28]*1.5" office:value-type="float" office:value="4.5">
            <text:p>4,5</text:p>
          </table:table-cell>
          <table:table-cell table:formula="of:=[.D28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table:formula="of:=[.F29]*2" office:value-type="float" office:value="4">
            <text:p>4</text:p>
          </table:table-cell>
          <table:table-cell table:formula="of:=[.E29]*1.5" office:value-type="float" office:value="6">
            <text:p>6</text:p>
          </table:table-cell>
          <table:table-cell table:formula="of:=[.D29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h</text:p>
          </table:table-cell>
          <table:table-cell table:style-name="ce17"/>
          <table:table-cell table:style-name="ce21"/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7" office:value-type="float" office:value="7">
            <text:p>7</text:p>
          </table:table-cell>
          <table:table-cell table:formula="of:=COUNTA([.G23:.G30])*2*[.G30]" office:value-type="float" office:value="112">
            <text:p>112</text:p>
          </table:table-cell>
          <table:table-cell table:formula="of:=[.F30]*2" office:value-type="float" office:value="8">
            <text:p>8</text:p>
          </table:table-cell>
          <table:table-cell table:formula="of:=[.E30]*1.5" office:value-type="float" office:value="4.5">
            <text:p>4,5</text:p>
          </table:table-cell>
          <table:table-cell table:formula="of:=[.D30]" office:value-type="float" office:value="0">
            <text:p>0</text:p>
          </table:table-cell>
          <table:table-cell/>
          <table:table-cell table:formula="of:=SUM([.I23:.L30])" office:value-type="float" office:value="89">
            <text:p>89</text:p>
          </table:table-cell>
          <table:table-cell table:style-name="ce29" table:formula="of:=[.M30]/[.H30]" office:value-type="percentage" office:value="0.794642857142857">
            <text:p>79,46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8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1">
            <text:p>1</text:p>
          </table:table-cell>
          <table:table-cell table:style-name="ce20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/>
          <table:table-cell table:formula="of:=[.F31]*2" office:value-type="float" office:value="12">
            <text:p>12</text:p>
          </table:table-cell>
          <table:table-cell table:formula="of:=[.E31]*1.5" office:value-type="float" office:value="1.5">
            <text:p>1,5</text:p>
          </table:table-cell>
          <table:table-cell table:formula="of:=[.D31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[.F32]*2" office:value-type="float" office:value="8">
            <text:p>8</text:p>
          </table:table-cell>
          <table:table-cell table:formula="of:=[.E32]*1.5" office:value-type="float" office:value="3">
            <text:p>3</text:p>
          </table:table-cell>
          <table:table-cell table:formula="of:=[.D32]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F33]*2" office:value-type="float" office:value="12">
            <text:p>12</text:p>
          </table:table-cell>
          <table:table-cell table:formula="of:=[.E33]*1.5" office:value-type="float" office:value="0">
            <text:p>0</text:p>
          </table:table-cell>
          <table:table-cell table:formula="of:=[.D33]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F34]*2" office:value-type="float" office:value="12">
            <text:p>12</text:p>
          </table:table-cell>
          <table:table-cell table:formula="of:=[.E34]*1.5" office:value-type="float" office:value="1.5">
            <text:p>1,5</text:p>
          </table:table-cell>
          <table:table-cell table:formula="of:=[.D34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F35]*2" office:value-type="float" office:value="12">
            <text:p>12</text:p>
          </table:table-cell>
          <table:table-cell table:formula="of:=[.E35]*1.5" office:value-type="float" office:value="0">
            <text:p>0</text:p>
          </table:table-cell>
          <table:table-cell table:formula="of:=[.D35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f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7" office:value-type="float" office:value="7">
            <text:p>7</text:p>
          </table:table-cell>
          <table:table-cell table:formula="of:=COUNTA([.G31:.G36])*2*[.G36]" office:value-type="float" office:value="84">
            <text:p>84</text:p>
          </table:table-cell>
          <table:table-cell table:formula="of:=[.F36]*2" office:value-type="float" office:value="10">
            <text:p>10</text:p>
          </table:table-cell>
          <table:table-cell table:formula="of:=[.E36]*1.5" office:value-type="float" office:value="1.5">
            <text:p>1,5</text:p>
          </table:table-cell>
          <table:table-cell table:formula="of:=[.D36]" office:value-type="float" office:value="1">
            <text:p>1</text:p>
          </table:table-cell>
          <table:table-cell/>
          <table:table-cell table:formula="of:=SUM([.I31:.L36])" office:value-type="float" office:value="77.5">
            <text:p>77,5</text:p>
          </table:table-cell>
          <table:table-cell table:style-name="ce29" table:formula="of:=[.M36]/[.H36]" office:value-type="percentage" office:value="0.922619047619048">
            <text:p>92,26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9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5" office:value-type="float" office:value="7">
            <text:p>7</text:p>
          </table:table-cell>
          <table:table-cell/>
          <table:table-cell table:formula="of:=[.F37]*2" office:value-type="float" office:value="10">
            <text:p>10</text:p>
          </table:table-cell>
          <table:table-cell table:formula="of:=[.E37]*1.5" office:value-type="float" office:value="3">
            <text:p>3</text:p>
          </table:table-cell>
          <table:table-cell table:formula="of:=[.D37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F38]*2" office:value-type="float" office:value="10">
            <text:p>10</text:p>
          </table:table-cell>
          <table:table-cell table:formula="of:=[.E38]*1.5" office:value-type="float" office:value="1.5">
            <text:p>1,5</text:p>
          </table:table-cell>
          <table:table-cell table:formula="of:=[.D38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/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7">
            <text:p>7</text:p>
          </table:table-cell>
          <table:table-cell table:formula="of:=COUNTA([.G37:.G39])*2*[.G39]" office:value-type="float" office:value="42">
            <text:p>42</text:p>
          </table:table-cell>
          <table:table-cell table:formula="of:=[.F39]*2" office:value-type="float" office:value="12">
            <text:p>12</text:p>
          </table:table-cell>
          <table:table-cell table:formula="of:=[.E39]*1.5" office:value-type="float" office:value="1.5">
            <text:p>1,5</text:p>
          </table:table-cell>
          <table:table-cell table:formula="of:=[.D39]" office:value-type="float" office:value="0">
            <text:p>0</text:p>
          </table:table-cell>
          <table:table-cell/>
          <table:table-cell table:formula="of:=SUM([.I37:.L39])" office:value-type="float" office:value="39">
            <text:p>39</text:p>
          </table:table-cell>
          <table:table-cell table:style-name="ce29" table:formula="of:=[.M39]/[.H39]" office:value-type="percentage" office:value="0.928571428571429">
            <text:p>92,86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A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5" office:value-type="float" office:value="7">
            <text:p>7</text:p>
          </table:table-cell>
          <table:table-cell/>
          <table:table-cell table:formula="of:=[.F40]*2" office:value-type="float" office:value="8">
            <text:p>8</text:p>
          </table:table-cell>
          <table:table-cell table:formula="of:=[.E40]*1.5" office:value-type="float" office:value="4.5">
            <text:p>4,5</text:p>
          </table:table-cell>
          <table:table-cell table:formula="of:=[.D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b</text:p>
          </table:table-cell>
          <table:table-cell table:style-name="ce17"/>
          <table:table-cell table:style-name="ce21"/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7" office:value-type="float" office:value="7">
            <text:p>7</text:p>
          </table:table-cell>
          <table:table-cell table:formula="of:=COUNTA([.G40:.G41])*2*[.G41]" office:value-type="float" office:value="28">
            <text:p>28</text:p>
          </table:table-cell>
          <table:table-cell table:formula="of:=[.F41]*2" office:value-type="float" office:value="8">
            <text:p>8</text:p>
          </table:table-cell>
          <table:table-cell table:formula="of:=[.E41]*1.5" office:value-type="float" office:value="4.5">
            <text:p>4,5</text:p>
          </table:table-cell>
          <table:table-cell table:formula="of:=[.D41]" office:value-type="float" office:value="0">
            <text:p>0</text:p>
          </table:table-cell>
          <table:table-cell/>
          <table:table-cell table:formula="of:=SUM([.I40:.L41])" office:value-type="float" office:value="25">
            <text:p>25</text:p>
          </table:table-cell>
          <table:table-cell table:style-name="ce29" table:formula="of:=[.M41]/[.H41]" office:value-type="percentage" office:value="0.892857142857143">
            <text:p>89,29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B</text:p>
          </table:table-cell>
          <table:table-cell table:style-name="ce9" office:value-type="string">
            <text:p>a</text:p>
          </table:table-cell>
          <table:table-cell table:style-name="ce15" office:value-type="float" office:value="1">
            <text:p>1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25" office:value-type="float" office:value="7">
            <text:p>7</text:p>
          </table:table-cell>
          <table:table-cell/>
          <table:table-cell table:formula="of:=[.F42]*2" office:value-type="float" office:value="8">
            <text:p>8</text:p>
          </table:table-cell>
          <table:table-cell table:formula="of:=[.E42]*1.5" office:value-type="float" office:value="3">
            <text:p>3</text:p>
          </table:table-cell>
          <table:table-cell table:formula="of:=[.D42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table:formula="of:=[.F43]*2" office:value-type="float" office:value="6">
            <text:p>6</text:p>
          </table:table-cell>
          <table:table-cell table:formula="of:=[.E43]*1.5" office:value-type="float" office:value="6">
            <text:p>6</text:p>
          </table:table-cell>
          <table:table-cell table:formula="of:=[.D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3">
            <text:p>3</text:p>
          </table:table-cell>
          <table:table-cell table:style-name="ce27" office:value-type="float" office:value="7">
            <text:p>7</text:p>
          </table:table-cell>
          <table:table-cell table:formula="of:=COUNTA([.G42:.G44])*2*[.G44]" office:value-type="float" office:value="42">
            <text:p>42</text:p>
          </table:table-cell>
          <table:table-cell table:formula="of:=[.F44]*2" office:value-type="float" office:value="6">
            <text:p>6</text:p>
          </table:table-cell>
          <table:table-cell table:formula="of:=[.E44]*1.5" office:value-type="float" office:value="4.5">
            <text:p>4,5</text:p>
          </table:table-cell>
          <table:table-cell table:formula="of:=[.D44]" office:value-type="float" office:value="0">
            <text:p>0</text:p>
          </table:table-cell>
          <table:table-cell/>
          <table:table-cell table:formula="of:=SUM([.I42:.L44])" office:value-type="float" office:value="33.5">
            <text:p>33,5</text:p>
          </table:table-cell>
          <table:table-cell table:style-name="ce29" table:formula="of:=[.M44]/[.H44]" office:value-type="percentage" office:value="0.797619047619048">
            <text:p>79,76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C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25" office:value-type="float" office:value="7">
            <text:p>7</text:p>
          </table:table-cell>
          <table:table-cell/>
          <table:table-cell table:formula="of:=[.F45]*2" office:value-type="float" office:value="6">
            <text:p>6</text:p>
          </table:table-cell>
          <table:table-cell table:formula="of:=[.E45]*1.5" office:value-type="float" office:value="6">
            <text:p>6</text:p>
          </table:table-cell>
          <table:table-cell table:formula="of:=[.D4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table:formula="of:=[.F46]*2" office:value-type="float" office:value="4">
            <text:p>4</text:p>
          </table:table-cell>
          <table:table-cell table:formula="of:=[.E46]*1.5" office:value-type="float" office:value="4.5">
            <text:p>4,5</text:p>
          </table:table-cell>
          <table:table-cell table:formula="of:=[.D46]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table:formula="of:=[.F47]*2" office:value-type="float" office:value="4">
            <text:p>4</text:p>
          </table:table-cell>
          <table:table-cell table:formula="of:=[.E47]*1.5" office:value-type="float" office:value="6">
            <text:p>6</text:p>
          </table:table-cell>
          <table:table-cell table:formula="of:=[.D47]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table:formula="of:=[.F48]*2" office:value-type="float" office:value="4">
            <text:p>4</text:p>
          </table:table-cell>
          <table:table-cell table:formula="of:=[.E48]*1.5" office:value-type="float" office:value="3">
            <text:p>3</text:p>
          </table:table-cell>
          <table:table-cell table:formula="of:=[.D48]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table:formula="of:=[.F49]*2" office:value-type="float" office:value="4">
            <text:p>4</text:p>
          </table:table-cell>
          <table:table-cell table:formula="of:=[.E49]*1.5" office:value-type="float" office:value="4.5">
            <text:p>4,5</text:p>
          </table:table-cell>
          <table:table-cell table:formula="of:=[.D49]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table:formula="of:=[.F50]*2" office:value-type="float" office:value="6">
            <text:p>6</text:p>
          </table:table-cell>
          <table:table-cell table:formula="of:=[.E50]*1.5" office:value-type="float" office:value="6">
            <text:p>6</text:p>
          </table:table-cell>
          <table:table-cell table:formula="of:=[.D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g</text:p>
          </table:table-cell>
          <table:table-cell table:style-name="ce17"/>
          <table:table-cell table:style-name="ce21"/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7" office:value-type="float" office:value="7">
            <text:p>7</text:p>
          </table:table-cell>
          <table:table-cell table:formula="of:=COUNTA([.G45:.G51])*2*[.G51]" office:value-type="float" office:value="98">
            <text:p>98</text:p>
          </table:table-cell>
          <table:table-cell table:formula="of:=[.F51]*2" office:value-type="float" office:value="6">
            <text:p>6</text:p>
          </table:table-cell>
          <table:table-cell table:formula="of:=[.E51]*1.5" office:value-type="float" office:value="6">
            <text:p>6</text:p>
          </table:table-cell>
          <table:table-cell table:formula="of:=[.D51]" office:value-type="float" office:value="0">
            <text:p>0</text:p>
          </table:table-cell>
          <table:table-cell/>
          <table:table-cell table:formula="of:=SUM([.I45:.L51])" office:value-type="float" office:value="77">
            <text:p>77</text:p>
          </table:table-cell>
          <table:table-cell table:style-name="ce29" table:formula="of:=[.M51]/[.H51]" office:value-type="percentage" office:value="0.785714285714286">
            <text:p>78,57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6" office:value-type="string">
            <text:p>Total Resultado</text:p>
          </table:table-cell>
          <table:table-cell table:style-name="ce12"/>
          <table:table-cell table:style-name="ce18" office:value-type="float" office:value="9">
            <text:p>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74">
            <text:p>174</text:p>
          </table:table-cell>
          <table:table-cell table:style-name="ce28" office:value-type="float" office:value="329">
            <text:p>329</text:p>
          </table:table-cell>
          <table:table-cell table:number-columns-repeated="8"/>
        </table:table-row>
      </table:table>
      <table:table table:name="Diretore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Questao</text:p>
          </table:table-cell>
          <table:table-cell office:value-type="string">
            <text:p>Item</text:p>
          </table:table-cell>
          <table:table-cell office:value-type="string">
            <text:p>Valor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</table:table>
      <table:table table:name="Assistente de dados_Diretores_1" table:style-name="ta1" table:print="false">
        <table:table-column table:style-name="co2" table:default-cell-style-name="ce4"/>
        <table:table-column table:style-name="co3" table:default-cell-style-name="ce10"/>
        <table:table-column table:style-name="co4" table:default-cell-style-name="ce16"/>
        <table:table-column table:style-name="co6" table:number-columns-repeated="2" table:default-cell-style-name="Valor_20_do_20_Assistente_20_de_20_dados"/>
        <table:table-column table:style-name="co1" table:default-cell-style-name="ce26"/>
        <table:table-column table:style-name="co1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>
            <text:p>Filtro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1" office:value-type="string">
            <text:p>Cont.Núm - Valor</text:p>
          </table:table-cell>
          <table:table-cell table:style-name="ce7"/>
          <table:table-cell table:style-name="ce13" office:value-type="string">
            <text:p>Valor</text:p>
          </table:table-cell>
          <table:table-cell table:style-name="ce7" table:number-columns-repeated="2"/>
          <table:table-cell table:style-name="ce23"/>
          <table:table-cell table:number-columns-repeated="8"/>
        </table:table-row>
        <table:table-row table:style-name="ro1">
          <table:table-cell table:style-name="ce2" office:value-type="string">
            <text:p>Questao</text:p>
          </table:table-cell>
          <table:table-cell table:style-name="ce8" office:value-type="string">
            <text:p>Item</text:p>
          </table:table-cell>
          <table:table-cell table:style-name="ce14" office:value-type="string">
            <text:p>2</text:p>
          </table:table-cell>
          <table:table-cell table:style-name="ce19" office:value-type="string">
            <text:p>3</text:p>
          </table:table-cell>
          <table:table-cell table:style-name="ce19" office:value-type="string">
            <text:p>4</text:p>
          </table:table-cell>
          <table:table-cell table:style-name="ce24" office:value-type="string">
            <text:p>Total Resultado</text:p>
          </table:table-cell>
          <table:table-cell table:number-columns-repeated="8"/>
        </table:table-row>
        <table:table-row table:style-name="ro1">
          <table:table-cell table:style-name="ce3" office:value-type="string">
            <text:p>2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/>
          <table:table-cell table:formula="of:=[.E5]*2" office:value-type="float" office:value="4">
            <text:p>4</text:p>
          </table:table-cell>
          <table:table-cell table:formula="of:=[.D5]*1.5" office:value-type="float" office:value="0">
            <text:p>0</text:p>
          </table:table-cell>
          <table:table-cell table:formula="of:=[.C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/>
          <table:table-cell table:formula="of:=[.E6]*2" office:value-type="float" office:value="4">
            <text:p>4</text:p>
          </table:table-cell>
          <table:table-cell table:formula="of:=[.D6]*1.5" office:value-type="float" office:value="0">
            <text:p>0</text:p>
          </table:table-cell>
          <table:table-cell table:formula="of:=[.C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formula="of:=COUNTA([.F5:.F7])*2*[.F7]" office:value-type="float" office:value="12">
            <text:p>12</text:p>
          </table:table-cell>
          <table:table-cell table:formula="of:=[.E7]*2" office:value-type="float" office:value="2">
            <text:p>2</text:p>
          </table:table-cell>
          <table:table-cell table:formula="of:=[.D7]*1.5" office:value-type="float" office:value="0">
            <text:p>0</text:p>
          </table:table-cell>
          <table:table-cell table:formula="of:=[.C7]" office:value-type="float" office:value="1">
            <text:p>1</text:p>
          </table:table-cell>
          <table:table-cell/>
          <table:table-cell table:formula="of:=SUM([.H5:.K7])" office:value-type="float" office:value="11">
            <text:p>11</text:p>
          </table:table-cell>
          <table:table-cell table:style-name="ce29" table:formula="of:=[.L7]/[.G7]" office:value-type="percentage" office:value="0.916666666666667">
            <text:p>91,67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3</text:p>
          </table:table-cell>
          <table:table-cell table:style-name="ce9" office:value-type="string">
            <text:p>a</text:p>
          </table:table-cell>
          <table:table-cell table:style-name="ce15"/>
          <table:table-cell table:number-columns-repeated="2" table:style-name="ce20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/>
          <table:table-cell table:formula="of:=[.E8]*2" office:value-type="float" office:value="2">
            <text:p>2</text:p>
          </table:table-cell>
          <table:table-cell table:formula="of:=[.D8]*1.5" office:value-type="float" office:value="1.5">
            <text:p>1,5</text:p>
          </table:table-cell>
          <table:table-cell table:formula="of:=[.C8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E9]*2" office:value-type="float" office:value="0">
            <text:p>0</text:p>
          </table:table-cell>
          <table:table-cell table:formula="of:=[.D9]*1.5" office:value-type="float" office:value="1.5">
            <text:p>1,5</text:p>
          </table:table-cell>
          <table:table-cell table:formula="of:=[.C9]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[.E10]*2" office:value-type="float" office:value="0">
            <text:p>0</text:p>
          </table:table-cell>
          <table:table-cell table:formula="of:=[.D10]*1.5" office:value-type="float" office:value="0">
            <text:p>0</text:p>
          </table:table-cell>
          <table:table-cell table:formula="of:=[.C10]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E11]*2" office:value-type="float" office:value="0">
            <text:p>0</text:p>
          </table:table-cell>
          <table:table-cell table:formula="of:=[.D11]*1.5" office:value-type="float" office:value="3">
            <text:p>3</text:p>
          </table:table-cell>
          <table:table-cell table:formula="of:=[.C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e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formula="of:=COUNTA([.F8:.F12])*2*[.F12]" office:value-type="float" office:value="20">
            <text:p>20</text:p>
          </table:table-cell>
          <table:table-cell table:formula="of:=[.E12]*2" office:value-type="float" office:value="2">
            <text:p>2</text:p>
          </table:table-cell>
          <table:table-cell table:formula="of:=[.D12]*1.5" office:value-type="float" office:value="1.5">
            <text:p>1,5</text:p>
          </table:table-cell>
          <table:table-cell table:formula="of:=[.C12]" office:value-type="float" office:value="0">
            <text:p>0</text:p>
          </table:table-cell>
          <table:table-cell/>
          <table:table-cell table:formula="of:=SUM([.H8:.K12])" office:value-type="float" office:value="14.5">
            <text:p>14,5</text:p>
          </table:table-cell>
          <table:table-cell table:style-name="ce29" table:formula="of:=[.L12]/[.G12]" office:value-type="percentage" office:value="0.725">
            <text:p>72,50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4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/>
          <table:table-cell table:formula="of:=[.E13]*2" office:value-type="float" office:value="4">
            <text:p>4</text:p>
          </table:table-cell>
          <table:table-cell table:formula="of:=[.D13]*1.5" office:value-type="float" office:value="0">
            <text:p>0</text:p>
          </table:table-cell>
          <table:table-cell table:formula="of:=[.C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b</text:p>
          </table:table-cell>
          <table:table-cell table:style-name="ce17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7" office:value-type="float" office:value="2">
            <text:p>2</text:p>
          </table:table-cell>
          <table:table-cell table:formula="of:=COUNTA([.F13:.F14])*2*[.F14]" office:value-type="float" office:value="8">
            <text:p>8</text:p>
          </table:table-cell>
          <table:table-cell table:formula="of:=[.E14]*2" office:value-type="float" office:value="0">
            <text:p>0</text:p>
          </table:table-cell>
          <table:table-cell table:formula="of:=[.D14]*1.5" office:value-type="float" office:value="1.5">
            <text:p>1,5</text:p>
          </table:table-cell>
          <table:table-cell table:formula="of:=[.C14]" office:value-type="float" office:value="1">
            <text:p>1</text:p>
          </table:table-cell>
          <table:table-cell/>
          <table:table-cell table:formula="of:=SUM([.H13:.K14])" office:value-type="float" office:value="6.5">
            <text:p>6,5</text:p>
          </table:table-cell>
          <table:table-cell table:style-name="ce29" table:formula="of:=[.L14]/[.G14]" office:value-type="percentage" office:value="0.8125">
            <text:p>81,25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5</text:p>
          </table:table-cell>
          <table:table-cell table:style-name="ce9" office:value-type="string">
            <text:p>a</text:p>
          </table:table-cell>
          <table:table-cell table:style-name="ce15"/>
          <table:table-cell table:number-columns-repeated="2" table:style-name="ce20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/>
          <table:table-cell table:formula="of:=[.E15]*2" office:value-type="float" office:value="2">
            <text:p>2</text:p>
          </table:table-cell>
          <table:table-cell table:formula="of:=[.D15]*1.5" office:value-type="float" office:value="1.5">
            <text:p>1,5</text:p>
          </table:table-cell>
          <table:table-cell table:formula="of:=[.C1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/>
          <table:table-cell table:formula="of:=[.E16]*2" office:value-type="float" office:value="4">
            <text:p>4</text:p>
          </table:table-cell>
          <table:table-cell table:formula="of:=[.D16]*1.5" office:value-type="float" office:value="0">
            <text:p>0</text:p>
          </table:table-cell>
          <table:table-cell table:formula="of:=[.C1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17]*2" office:value-type="float" office:value="2">
            <text:p>2</text:p>
          </table:table-cell>
          <table:table-cell table:formula="of:=[.D17]*1.5" office:value-type="float" office:value="1.5">
            <text:p>1,5</text:p>
          </table:table-cell>
          <table:table-cell table:formula="of:=[.C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d</text:p>
          </table:table-cell>
          <table:table-cell table:style-name="ce17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7" office:value-type="float" office:value="2">
            <text:p>2</text:p>
          </table:table-cell>
          <table:table-cell table:formula="of:=COUNTA([.F15:.F18])*2*[.F18]" office:value-type="float" office:value="16">
            <text:p>16</text:p>
          </table:table-cell>
          <table:table-cell table:formula="of:=[.E18]*2" office:value-type="float" office:value="0">
            <text:p>0</text:p>
          </table:table-cell>
          <table:table-cell table:formula="of:=[.D18]*1.5" office:value-type="float" office:value="1.5">
            <text:p>1,5</text:p>
          </table:table-cell>
          <table:table-cell table:formula="of:=[.C18]" office:value-type="float" office:value="1">
            <text:p>1</text:p>
          </table:table-cell>
          <table:table-cell/>
          <table:table-cell table:formula="of:=SUM([.H15:.K18])" office:value-type="float" office:value="13.5">
            <text:p>13,5</text:p>
          </table:table-cell>
          <table:table-cell table:style-name="ce29" table:formula="of:=[.L18]/[.G18]" office:value-type="percentage" office:value="0.84375">
            <text:p>84,38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6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/>
          <table:table-cell table:formula="of:=[.E19]*2" office:value-type="float" office:value="4">
            <text:p>4</text:p>
          </table:table-cell>
          <table:table-cell table:formula="of:=[.D19]*1.5" office:value-type="float" office:value="0">
            <text:p>0</text:p>
          </table:table-cell>
          <table:table-cell table:formula="of:=[.C19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E20]*2" office:value-type="float" office:value="0">
            <text:p>0</text:p>
          </table:table-cell>
          <table:table-cell table:formula="of:=[.D20]*1.5" office:value-type="float" office:value="3">
            <text:p>3</text:p>
          </table:table-cell>
          <table:table-cell table:formula="of:=[.C20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21]*2" office:value-type="float" office:value="2">
            <text:p>2</text:p>
          </table:table-cell>
          <table:table-cell table:formula="of:=[.D21]*1.5" office:value-type="float" office:value="1.5">
            <text:p>1,5</text:p>
          </table:table-cell>
          <table:table-cell table:formula="of:=[.C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d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formula="of:=COUNTA([.F19:.F22])*2*[.F22]" office:value-type="float" office:value="16">
            <text:p>16</text:p>
          </table:table-cell>
          <table:table-cell table:formula="of:=[.E22]*2" office:value-type="float" office:value="2">
            <text:p>2</text:p>
          </table:table-cell>
          <table:table-cell table:formula="of:=[.D22]*1.5" office:value-type="float" office:value="1.5">
            <text:p>1,5</text:p>
          </table:table-cell>
          <table:table-cell table:formula="of:=[.C22]" office:value-type="float" office:value="0">
            <text:p>0</text:p>
          </table:table-cell>
          <table:table-cell/>
          <table:table-cell table:formula="of:=SUM([.H19:.K22])" office:value-type="float" office:value="14">
            <text:p>14</text:p>
          </table:table-cell>
          <table:table-cell table:style-name="ce29" table:formula="of:=[.L22]/[.G22]" office:value-type="percentage" office:value="0.875">
            <text:p>87,50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7</text:p>
          </table:table-cell>
          <table:table-cell table:style-name="ce9" office:value-type="string">
            <text:p>a</text:p>
          </table:table-cell>
          <table:table-cell table:style-name="ce15"/>
          <table:table-cell table:number-columns-repeated="2" table:style-name="ce20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/>
          <table:table-cell table:formula="of:=[.E23]*2" office:value-type="float" office:value="2">
            <text:p>2</text:p>
          </table:table-cell>
          <table:table-cell table:formula="of:=[.D23]*1.5" office:value-type="float" office:value="1.5">
            <text:p>1,5</text:p>
          </table:table-cell>
          <table:table-cell table:formula="of:=[.C23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E24]*2" office:value-type="float" office:value="0">
            <text:p>0</text:p>
          </table:table-cell>
          <table:table-cell table:formula="of:=[.D24]*1.5" office:value-type="float" office:value="3">
            <text:p>3</text:p>
          </table:table-cell>
          <table:table-cell table:formula="of:=[.C24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E25]*2" office:value-type="float" office:value="0">
            <text:p>0</text:p>
          </table:table-cell>
          <table:table-cell table:formula="of:=[.D25]*1.5" office:value-type="float" office:value="3">
            <text:p>3</text:p>
          </table:table-cell>
          <table:table-cell table:formula="of:=[.C2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E26]*2" office:value-type="float" office:value="0">
            <text:p>0</text:p>
          </table:table-cell>
          <table:table-cell table:formula="of:=[.D26]*1.5" office:value-type="float" office:value="3">
            <text:p>3</text:p>
          </table:table-cell>
          <table:table-cell table:formula="of:=[.C2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E27]*2" office:value-type="float" office:value="0">
            <text:p>0</text:p>
          </table:table-cell>
          <table:table-cell table:formula="of:=[.D27]*1.5" office:value-type="float" office:value="1.5">
            <text:p>1,5</text:p>
          </table:table-cell>
          <table:table-cell table:formula="of:=[.C27]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28]*2" office:value-type="float" office:value="2">
            <text:p>2</text:p>
          </table:table-cell>
          <table:table-cell table:formula="of:=[.D28]*1.5" office:value-type="float" office:value="1.5">
            <text:p>1,5</text:p>
          </table:table-cell>
          <table:table-cell table:formula="of:=[.C28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E29]*2" office:value-type="float" office:value="0">
            <text:p>0</text:p>
          </table:table-cell>
          <table:table-cell table:formula="of:=[.D29]*1.5" office:value-type="float" office:value="3">
            <text:p>3</text:p>
          </table:table-cell>
          <table:table-cell table:formula="of:=[.C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h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formula="of:=COUNTA([.F23:.F30])*2*[.F30]" office:value-type="float" office:value="32">
            <text:p>32</text:p>
          </table:table-cell>
          <table:table-cell table:formula="of:=[.E30]*2" office:value-type="float" office:value="2">
            <text:p>2</text:p>
          </table:table-cell>
          <table:table-cell table:formula="of:=[.D30]*1.5" office:value-type="float" office:value="1.5">
            <text:p>1,5</text:p>
          </table:table-cell>
          <table:table-cell table:formula="of:=[.C30]" office:value-type="float" office:value="0">
            <text:p>0</text:p>
          </table:table-cell>
          <table:table-cell/>
          <table:table-cell table:formula="of:=SUM([.H23:.K30])" office:value-type="float" office:value="25">
            <text:p>25</text:p>
          </table:table-cell>
          <table:table-cell table:style-name="ce29" table:formula="of:=[.L30]/[.G30]" office:value-type="percentage" office:value="0.78125">
            <text:p>78,13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8</text:p>
          </table:table-cell>
          <table:table-cell table:style-name="ce9" office:value-type="string">
            <text:p>a</text:p>
          </table:table-cell>
          <table:table-cell table:style-name="ce15"/>
          <table:table-cell table:number-columns-repeated="2" table:style-name="ce20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/>
          <table:table-cell table:formula="of:=[.E31]*2" office:value-type="float" office:value="2">
            <text:p>2</text:p>
          </table:table-cell>
          <table:table-cell table:formula="of:=[.D31]*1.5" office:value-type="float" office:value="1.5">
            <text:p>1,5</text:p>
          </table:table-cell>
          <table:table-cell table:formula="of:=[.C31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32]*2" office:value-type="float" office:value="2">
            <text:p>2</text:p>
          </table:table-cell>
          <table:table-cell table:formula="of:=[.D32]*1.5" office:value-type="float" office:value="1.5">
            <text:p>1,5</text:p>
          </table:table-cell>
          <table:table-cell table:formula="of:=[.C32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33]*2" office:value-type="float" office:value="2">
            <text:p>2</text:p>
          </table:table-cell>
          <table:table-cell table:formula="of:=[.D33]*1.5" office:value-type="float" office:value="1.5">
            <text:p>1,5</text:p>
          </table:table-cell>
          <table:table-cell table:formula="of:=[.C33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34]*2" office:value-type="float" office:value="2">
            <text:p>2</text:p>
          </table:table-cell>
          <table:table-cell table:formula="of:=[.D34]*1.5" office:value-type="float" office:value="1.5">
            <text:p>1,5</text:p>
          </table:table-cell>
          <table:table-cell table:formula="of:=[.C34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35]*2" office:value-type="float" office:value="2">
            <text:p>2</text:p>
          </table:table-cell>
          <table:table-cell table:formula="of:=[.D35]*1.5" office:value-type="float" office:value="1.5">
            <text:p>1,5</text:p>
          </table:table-cell>
          <table:table-cell table:formula="of:=[.C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f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formula="of:=COUNTA([.F31:.F36])*2*[.F36]" office:value-type="float" office:value="24">
            <text:p>24</text:p>
          </table:table-cell>
          <table:table-cell table:formula="of:=[.E36]*2" office:value-type="float" office:value="2">
            <text:p>2</text:p>
          </table:table-cell>
          <table:table-cell table:formula="of:=[.D36]*1.5" office:value-type="float" office:value="1.5">
            <text:p>1,5</text:p>
          </table:table-cell>
          <table:table-cell table:formula="of:=[.C36]" office:value-type="float" office:value="0">
            <text:p>0</text:p>
          </table:table-cell>
          <table:table-cell/>
          <table:table-cell table:formula="of:=SUM([.H31:.K36])" office:value-type="float" office:value="21">
            <text:p>21</text:p>
          </table:table-cell>
          <table:table-cell table:style-name="ce29" table:formula="of:=[.L36]/[.G36]" office:value-type="percentage" office:value="0.875">
            <text:p>87,50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9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2">
            <text:p>2</text:p>
          </table:table-cell>
          <table:table-cell table:style-name="ce20"/>
          <table:table-cell table:style-name="ce25" office:value-type="float" office:value="2">
            <text:p>2</text:p>
          </table:table-cell>
          <table:table-cell/>
          <table:table-cell table:formula="of:=[.E37]*2" office:value-type="float" office:value="0">
            <text:p>0</text:p>
          </table:table-cell>
          <table:table-cell table:formula="of:=[.D37]*1.5" office:value-type="float" office:value="3">
            <text:p>3</text:p>
          </table:table-cell>
          <table:table-cell table:formula="of:=[.C37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38]*2" office:value-type="float" office:value="2">
            <text:p>2</text:p>
          </table:table-cell>
          <table:table-cell table:formula="of:=[.D38]*1.5" office:value-type="float" office:value="1.5">
            <text:p>1,5</text:p>
          </table:table-cell>
          <table:table-cell table:formula="of:=[.C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formula="of:=COUNTA([.F37:.F39])*2*[.F39]" office:value-type="float" office:value="12">
            <text:p>12</text:p>
          </table:table-cell>
          <table:table-cell table:formula="of:=[.E39]*2" office:value-type="float" office:value="2">
            <text:p>2</text:p>
          </table:table-cell>
          <table:table-cell table:formula="of:=[.D39]*1.5" office:value-type="float" office:value="1.5">
            <text:p>1,5</text:p>
          </table:table-cell>
          <table:table-cell table:formula="of:=[.C39]" office:value-type="float" office:value="0">
            <text:p>0</text:p>
          </table:table-cell>
          <table:table-cell/>
          <table:table-cell table:formula="of:=SUM([.H37:.K39])" office:value-type="float" office:value="10">
            <text:p>10</text:p>
          </table:table-cell>
          <table:table-cell table:style-name="ce29" table:formula="of:=[.L39]/[.G39]" office:value-type="percentage" office:value="0.833333333333333">
            <text:p>83,33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A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/>
          <table:table-cell table:formula="of:=[.E40]*2" office:value-type="float" office:value="4">
            <text:p>4</text:p>
          </table:table-cell>
          <table:table-cell table:formula="of:=[.D40]*1.5" office:value-type="float" office:value="0">
            <text:p>0</text:p>
          </table:table-cell>
          <table:table-cell table:formula="of:=[.C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b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formula="of:=COUNTA([.F40:.F41])*2*[.F41]" office:value-type="float" office:value="8">
            <text:p>8</text:p>
          </table:table-cell>
          <table:table-cell table:formula="of:=[.E41]*2" office:value-type="float" office:value="2">
            <text:p>2</text:p>
          </table:table-cell>
          <table:table-cell table:formula="of:=[.D41]*1.5" office:value-type="float" office:value="1.5">
            <text:p>1,5</text:p>
          </table:table-cell>
          <table:table-cell table:formula="of:=[.C41]" office:value-type="float" office:value="0">
            <text:p>0</text:p>
          </table:table-cell>
          <table:table-cell/>
          <table:table-cell table:formula="of:=SUM([.H40:.K41])" office:value-type="float" office:value="7.5">
            <text:p>7,5</text:p>
          </table:table-cell>
          <table:table-cell table:style-name="ce29" table:formula="of:=[.L41]/[.G41]" office:value-type="percentage" office:value="0.9375">
            <text:p>93,75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B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2">
            <text:p>2</text:p>
          </table:table-cell>
          <table:table-cell table:style-name="ce20"/>
          <table:table-cell table:style-name="ce25" office:value-type="float" office:value="2">
            <text:p>2</text:p>
          </table:table-cell>
          <table:table-cell/>
          <table:table-cell table:formula="of:=[.E42]*2" office:value-type="float" office:value="0">
            <text:p>0</text:p>
          </table:table-cell>
          <table:table-cell table:formula="of:=[.D42]*1.5" office:value-type="float" office:value="3">
            <text:p>3</text:p>
          </table:table-cell>
          <table:table-cell table:formula="of:=[.C42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E43]*2" office:value-type="float" office:value="0">
            <text:p>0</text:p>
          </table:table-cell>
          <table:table-cell table:formula="of:=[.D43]*1.5" office:value-type="float" office:value="3">
            <text:p>3</text:p>
          </table:table-cell>
          <table:table-cell table:formula="of:=[.C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/>
          <table:table-cell table:style-name="ce21" office:value-type="float" office:value="2">
            <text:p>2</text:p>
          </table:table-cell>
          <table:table-cell table:style-name="ce21"/>
          <table:table-cell table:style-name="ce27" office:value-type="float" office:value="2">
            <text:p>2</text:p>
          </table:table-cell>
          <table:table-cell table:formula="of:=COUNTA([.F42:.F44])*2*[.F44]" office:value-type="float" office:value="12">
            <text:p>12</text:p>
          </table:table-cell>
          <table:table-cell table:formula="of:=[.E44]*2" office:value-type="float" office:value="0">
            <text:p>0</text:p>
          </table:table-cell>
          <table:table-cell table:formula="of:=[.D44]*1.5" office:value-type="float" office:value="3">
            <text:p>3</text:p>
          </table:table-cell>
          <table:table-cell table:formula="of:=[.C44]" office:value-type="float" office:value="0">
            <text:p>0</text:p>
          </table:table-cell>
          <table:table-cell/>
          <table:table-cell table:formula="of:=SUM([.H42:.K44])" office:value-type="float" office:value="9">
            <text:p>9</text:p>
          </table:table-cell>
          <table:table-cell table:style-name="ce29" table:formula="of:=[.L44]/[.G44]" office:value-type="percentage" office:value="0.75">
            <text:p>75,00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C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/>
          <table:table-cell table:formula="of:=[.E45]*2" office:value-type="float" office:value="4">
            <text:p>4</text:p>
          </table:table-cell>
          <table:table-cell table:formula="of:=[.D45]*1.5" office:value-type="float" office:value="0">
            <text:p>0</text:p>
          </table:table-cell>
          <table:table-cell table:formula="of:=[.C4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/>
          <table:table-cell table:formula="of:=[.E46]*2" office:value-type="float" office:value="4">
            <text:p>4</text:p>
          </table:table-cell>
          <table:table-cell table:formula="of:=[.D46]*1.5" office:value-type="float" office:value="0">
            <text:p>0</text:p>
          </table:table-cell>
          <table:table-cell table:formula="of:=[.C4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47]*2" office:value-type="float" office:value="2">
            <text:p>2</text:p>
          </table:table-cell>
          <table:table-cell table:formula="of:=[.D47]*1.5" office:value-type="float" office:value="1.5">
            <text:p>1,5</text:p>
          </table:table-cell>
          <table:table-cell table:formula="of:=[.C47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E48]*2" office:value-type="float" office:value="0">
            <text:p>0</text:p>
          </table:table-cell>
          <table:table-cell table:formula="of:=[.D48]*1.5" office:value-type="float" office:value="1.5">
            <text:p>1,5</text:p>
          </table:table-cell>
          <table:table-cell table:formula="of:=[.C48]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49]*2" office:value-type="float" office:value="2">
            <text:p>2</text:p>
          </table:table-cell>
          <table:table-cell table:formula="of:=[.D49]*1.5" office:value-type="float" office:value="0">
            <text:p>0</text:p>
          </table:table-cell>
          <table:table-cell table:formula="of:=[.C49]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50]*2" office:value-type="float" office:value="2">
            <text:p>2</text:p>
          </table:table-cell>
          <table:table-cell table:formula="of:=[.D50]*1.5" office:value-type="float" office:value="1.5">
            <text:p>1,5</text:p>
          </table:table-cell>
          <table:table-cell table:formula="of:=[.C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g</text:p>
          </table:table-cell>
          <table:table-cell table:style-name="ce17"/>
          <table:table-cell table:style-name="ce21" office:value-type="float" office:value="2">
            <text:p>2</text:p>
          </table:table-cell>
          <table:table-cell table:style-name="ce21"/>
          <table:table-cell table:style-name="ce27" office:value-type="float" office:value="2">
            <text:p>2</text:p>
          </table:table-cell>
          <table:table-cell table:formula="of:=COUNTA([.F45:.F51])*2*[.F51]" office:value-type="float" office:value="28">
            <text:p>28</text:p>
          </table:table-cell>
          <table:table-cell table:formula="of:=[.E51]*2" office:value-type="float" office:value="0">
            <text:p>0</text:p>
          </table:table-cell>
          <table:table-cell table:formula="of:=[.D51]*1.5" office:value-type="float" office:value="3">
            <text:p>3</text:p>
          </table:table-cell>
          <table:table-cell table:formula="of:=[.C51]" office:value-type="float" office:value="0">
            <text:p>0</text:p>
          </table:table-cell>
          <table:table-cell/>
          <table:table-cell table:formula="of:=SUM([.H45:.K51])" office:value-type="float" office:value="23.5">
            <text:p>23,5</text:p>
          </table:table-cell>
          <table:table-cell table:style-name="ce29" table:formula="of:=[.L51]/[.G51]" office:value-type="percentage" office:value="0.839285714285714">
            <text:p>83,93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6" office:value-type="string">
            <text:p>Total Resultado</text:p>
          </table:table-cell>
          <table:table-cell table:style-name="ce12"/>
          <table:table-cell table:style-name="ce18" office:value-type="float" office:value="9">
            <text:p>9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8">
            <text:p>38</text:p>
          </table:table-cell>
          <table:table-cell table:style-name="ce28" office:value-type="float" office:value="94">
            <text:p>94</text:p>
          </table:table-cell>
          <table:table-cell table:number-columns-repeated="8"/>
        </table:table-row>
      </table:table>
      <table:table table:name="Efetivo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Questao</text:p>
          </table:table-cell>
          <table:table-cell office:value-type="string">
            <text:p>Item</text:p>
          </table:table-cell>
          <table:table-cell office:value-type="string">
            <text:p>Valor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</table:table>
      <table:table table:name="Grafico" table:style-name="ta1" table:print="false">
        <table:table-column table:style-name="co17" table:default-cell-style-name="ce29"/>
        <table:table-column table:style-name="co18" table:number-columns-repeated="1023" table:default-cell-style-name="ce29"/>
        <table:table-row table:style-name="ro2">
          <table:table-cell/>
          <table:table-cell office:value-type="string">
            <text:p>Percepção dos Diretores</text:p>
          </table:table-cell>
          <table:table-cell office:value-type="string">
            <text:p>Desejável</text:p>
          </table:table-cell>
          <table:table-cell table:number-columns-repeated="2"/>
          <table:table-cell office:value-type="string">
            <text:p>Percepção dos Gerentes</text:p>
          </table:table-cell>
          <table:table-cell office:value-type="string">
            <text:p>Desejável</text:p>
          </table:table-cell>
          <table:table-cell table:number-columns-repeated="2"/>
          <table:table-cell office:value-type="string">
            <text:p>Percepção dos Efetivos</text:p>
          </table:table-cell>
          <table:table-cell office:value-type="string">
            <text:p>Desejável</text:p>
          </table:table-cell>
          <table:table-cell table:number-columns-repeated="2"/>
          <table:table-cell office:value-type="string">
            <text:p>Percepção dos Terceiros</text:p>
          </table:table-cell>
          <table:table-cell office:value-type="string">
            <text:p>Desejável</text:p>
          </table:table-cell>
          <table:table-cell table:number-columns-repeated="4"/>
          <table:table-cell office:value-type="string">
            <text:p>Consolidado</text:p>
          </table:table-cell>
          <table:table-cell office:value-type="string">
            <text:p>Desejável</text:p>
          </table:table-cell>
          <table:table-cell/>
          <table:table-cell office:value-type="string">
            <text:p>qtd_questionarios</text:p>
          </table:table-cell>
          <table:table-cell table:style-name="ce31" office:value-type="float" office:value="28">
            <text:p>28</text:p>
          </table:table-cell>
          <table:table-cell table:number-columns-repeated="1000"/>
        </table:table-row>
        <table:table-row table:style-name="ro2">
          <table:table-cell office:value-type="string">
            <text:p>Politica de Segurança</text:p>
          </table:table-cell>
          <table:table-cell office:value-type="percentage" office:value="0.916666666666667">
            <text:p>91,67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Politica de Segurança</text:p>
          </table:table-cell>
          <table:table-cell office:value-type="percentage" office:value="0.892857142857143">
            <text:p>89,29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Politica de Segurança</text:p>
          </table:table-cell>
          <table:table-cell office:value-type="percentage" office:value="0.977272727272727">
            <text:p>97,73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Politica de Segurança</text:p>
          </table:table-cell>
          <table:table-cell office:value-type="percentage" office:value="0.958333333333333">
            <text:p>95,83%</text:p>
          </table:table-cell>
          <table:table-cell office:value-type="percentage" office:value="1">
            <text:p>100,00%</text:p>
          </table:table-cell>
          <table:table-cell table:number-columns-repeated="2"/>
          <table:table-cell table:formula="of:=[.B2]+[.F2]+[.J2]+[.N2]" office:value-type="percentage" office:value="3.74512987012987">
            <text:p>374,51%</text:p>
          </table:table-cell>
          <table:table-cell office:value-type="string">
            <text:p>Politica de Segurança</text:p>
          </table:table-cell>
          <table:table-cell table:formula="of:=[.R2]/4" office:value-type="percentage" office:value="0.936282467532468">
            <text:p>93,63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Diretores</text:p>
          </table:table-cell>
          <table:table-cell table:style-name="ce31" table:formula="of:=(2*100)/[.X1]" office:value-type="float" office:value="7.14285714285714">
            <text:p>7,14</text:p>
          </table:table-cell>
          <table:table-cell table:number-columns-repeated="1000"/>
        </table:table-row>
        <table:table-row table:style-name="ro1">
          <table:table-cell office:value-type="string">
            <text:p>Segurança Organizacional</text:p>
          </table:table-cell>
          <table:table-cell table:style-name="ce30" office:value-type="percentage" office:value="0.725">
            <text:p>72,50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Segurança Organizacional</text:p>
          </table:table-cell>
          <table:table-cell office:value-type="percentage" office:value="0.828571428571429">
            <text:p>82,86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Segurança Organizacional</text:p>
          </table:table-cell>
          <table:table-cell office:value-type="percentage" office:value="0.831818181818182">
            <text:p>83,18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Segurança Organizacional</text:p>
          </table:table-cell>
          <table:table-cell office:value-type="percentage" office:value="0.85">
            <text:p>85,00%</text:p>
          </table:table-cell>
          <table:table-cell office:value-type="percentage" office:value="1">
            <text:p>100,00%</text:p>
          </table:table-cell>
          <table:table-cell table:number-columns-repeated="2"/>
          <table:table-cell table:formula="of:=[.B3]+[.F3]+[.J3]+[.N3]" office:value-type="percentage" office:value="3.23538961038961">
            <text:p>323,54%</text:p>
          </table:table-cell>
          <table:table-cell office:value-type="string">
            <text:p>Segurança Organizacional</text:p>
          </table:table-cell>
          <table:table-cell table:formula="of:=[.R3]/4" office:value-type="percentage" office:value="0.808847402597403">
            <text:p>80,88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Gerentes</text:p>
          </table:table-cell>
          <table:table-cell table:style-name="ce31" table:formula="of:=(7*100)/[.X1]" office:value-type="float" office:value="25">
            <text:p>25</text:p>
          </table:table-cell>
          <table:table-cell table:number-columns-repeated="1000"/>
        </table:table-row>
        <table:table-row table:style-name="ro1">
          <table:table-cell office:value-type="string">
            <text:p>Classificação e Controle dos Ativos de Informação</text:p>
          </table:table-cell>
          <table:table-cell office:value-type="percentage" office:value="0.8125">
            <text:p>81,25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Classificação e Controle dos Ativos de Informação</text:p>
          </table:table-cell>
          <table:table-cell office:value-type="percentage" office:value="0.892857142857143">
            <text:p>89,29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Classificação e Controle dos Ativos de Informação</text:p>
          </table:table-cell>
          <table:table-cell office:value-type="percentage" office:value="0.909090909090909">
            <text:p>90,91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Classificação e Controle dos Ativos de Informação</text:p>
          </table:table-cell>
          <table:table-cell office:value-type="percentage" office:value="0.84375">
            <text:p>84,38%</text:p>
          </table:table-cell>
          <table:table-cell office:value-type="percentage" office:value="1">
            <text:p>100,00%</text:p>
          </table:table-cell>
          <table:table-cell table:number-columns-repeated="2"/>
          <table:table-cell table:formula="of:=[.B4]+[.F4]+[.J4]+[.N4]" office:value-type="percentage" office:value="3.45819805194805">
            <text:p>345,82%</text:p>
          </table:table-cell>
          <table:table-cell office:value-type="string">
            <text:p>Classificação e Controle dos Ativos de Informação</text:p>
          </table:table-cell>
          <table:table-cell table:formula="of:=[.R4]/4" office:value-type="percentage" office:value="0.864549512987013">
            <text:p>86,45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Efetivos</text:p>
          </table:table-cell>
          <table:table-cell table:style-name="ce31" table:formula="of:=(8*100)/[.X1]" office:value-type="float" office:value="28.5714285714286">
            <text:p>28,57</text:p>
          </table:table-cell>
          <table:table-cell table:number-columns-repeated="1000"/>
        </table:table-row>
        <table:table-row table:style-name="ro1">
          <table:table-cell office:value-type="string">
            <text:p>Segurança em Pessoas</text:p>
          </table:table-cell>
          <table:table-cell office:value-type="percentage" office:value="0.84375">
            <text:p>84,38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Segurança em Pessoas</text:p>
          </table:table-cell>
          <table:table-cell office:value-type="percentage" office:value="0.857142857142857">
            <text:p>85,71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Segurança em Pessoas</text:p>
          </table:table-cell>
          <table:table-cell office:value-type="percentage" office:value="0.897727272727273">
            <text:p>89,77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Segurança em Pessoas</text:p>
          </table:table-cell>
          <table:table-cell office:value-type="percentage" office:value="0.9140625">
            <text:p>91,41%</text:p>
          </table:table-cell>
          <table:table-cell office:value-type="percentage" office:value="1">
            <text:p>100,00%</text:p>
          </table:table-cell>
          <table:table-cell table:number-columns-repeated="2"/>
          <table:table-cell table:formula="of:=[.B5]+[.F5]+[.J5]+[.N5]" office:value-type="percentage" office:value="3.51268262987013">
            <text:p>351,27%</text:p>
          </table:table-cell>
          <table:table-cell office:value-type="string">
            <text:p>Segurança em Pessoas</text:p>
          </table:table-cell>
          <table:table-cell table:formula="of:=[.R5]/4" office:value-type="percentage" office:value="0.878170657467532">
            <text:p>87,82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Terceiros</text:p>
          </table:table-cell>
          <table:table-cell table:style-name="ce31" table:formula="of:=(11*100)/[.X1]" office:value-type="float" office:value="39.2857142857143">
            <text:p>39,29</text:p>
          </table:table-cell>
          <table:table-cell table:number-columns-repeated="1000"/>
        </table:table-row>
        <table:table-row table:style-name="ro1">
          <table:table-cell office:value-type="string">
            <text:p>Segurança Física e de Ambiente</text:p>
          </table:table-cell>
          <table:table-cell office:value-type="percentage" office:value="0.875">
            <text:p>87,50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Segurança Física e de Ambiente</text:p>
          </table:table-cell>
          <table:table-cell table:style-name="ce30" office:value-type="percentage" office:value="0.767857142857143">
            <text:p>76,79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Segurança Física e de Ambiente</text:p>
          </table:table-cell>
          <table:table-cell office:value-type="percentage" office:value="0.818181818181818">
            <text:p>81,82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Segurança Física e de Ambiente</text:p>
          </table:table-cell>
          <table:table-cell office:value-type="percentage" office:value="0.9375">
            <text:p>93,75%</text:p>
          </table:table-cell>
          <table:table-cell office:value-type="percentage" office:value="1">
            <text:p>100,00%</text:p>
          </table:table-cell>
          <table:table-cell table:number-columns-repeated="2"/>
          <table:table-cell table:formula="of:=[.B6]+[.F6]+[.J6]+[.N6]" office:value-type="percentage" office:value="3.39853896103896">
            <text:p>339,85%</text:p>
          </table:table-cell>
          <table:table-cell office:value-type="string">
            <text:p>Segurança Física e de Ambiente</text:p>
          </table:table-cell>
          <table:table-cell table:formula="of:=[.R6]/4" office:value-type="percentage" office:value="0.84963474025974">
            <text:p>84,96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Total</text:p>
          </table:table-cell>
          <table:table-cell table:style-name="ce31" table:formula="of:=[.X5]+[.X4]+[.X3]+[.X2]" office:value-type="float" office:value="100">
            <text:p>100</text:p>
          </table:table-cell>
          <table:table-cell table:number-columns-repeated="1000"/>
        </table:table-row>
        <table:table-row table:style-name="ro1">
          <table:table-cell office:value-type="string">
            <text:p>Gerenciamento das Operações e Comunicação</text:p>
          </table:table-cell>
          <table:table-cell table:style-name="ce30" office:value-type="percentage" office:value="0.78125">
            <text:p>78,13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Gerenciamento das Operações e Comunicação</text:p>
          </table:table-cell>
          <table:table-cell table:style-name="ce30" office:value-type="percentage" office:value="0.794642857142857">
            <text:p>79,46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Gerenciamento das Operações e Comunicação</text:p>
          </table:table-cell>
          <table:table-cell office:value-type="percentage" office:value="0.823863636363636">
            <text:p>82,39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Gerenciamento das Operações e Comunicação</text:p>
          </table:table-cell>
          <table:table-cell office:value-type="percentage" office:value="0.81640625">
            <text:p>81,64%</text:p>
          </table:table-cell>
          <table:table-cell office:value-type="percentage" office:value="1">
            <text:p>100,00%</text:p>
          </table:table-cell>
          <table:table-cell table:number-columns-repeated="2"/>
          <table:table-cell table:formula="of:=[.B7]+[.F7]+[.J7]+[.N7]" office:value-type="percentage" office:value="3.21616274350649">
            <text:p>321,62%</text:p>
          </table:table-cell>
          <table:table-cell table:style-name="ce30" office:value-type="string">
            <text:p>Gerenciamento das Operações e Comunicação</text:p>
          </table:table-cell>
          <table:table-cell table:style-name="ce30" table:formula="of:=[.R7]/4" office:value-type="percentage" office:value="0.804040685876623">
            <text:p>80,40%</text:p>
          </table:table-cell>
          <table:table-cell office:value-type="percentage" office:value="1">
            <text:p>100,00%</text:p>
          </table:table-cell>
          <table:table-cell table:number-columns-repeated="1003"/>
        </table:table-row>
        <table:table-row table:style-name="ro1">
          <table:table-cell office:value-type="string">
            <text:p>Controle de Acesso</text:p>
          </table:table-cell>
          <table:table-cell office:value-type="percentage" office:value="0.875">
            <text:p>87,50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Controle de Acesso</text:p>
          </table:table-cell>
          <table:table-cell office:value-type="percentage" office:value="0.922619047619048">
            <text:p>92,26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Controle de Acesso</text:p>
          </table:table-cell>
          <table:table-cell office:value-type="percentage" office:value="0.90530303030303">
            <text:p>90,53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Controle de Acesso</text:p>
          </table:table-cell>
          <table:table-cell office:value-type="percentage" office:value="0.9375">
            <text:p>93,75%</text:p>
          </table:table-cell>
          <table:table-cell office:value-type="percentage" office:value="1">
            <text:p>100,00%</text:p>
          </table:table-cell>
          <table:table-cell table:number-columns-repeated="2"/>
          <table:table-cell table:formula="of:=[.B8]+[.F8]+[.J8]+[.N8]" office:value-type="percentage" office:value="3.64042207792208">
            <text:p>364,04%</text:p>
          </table:table-cell>
          <table:table-cell office:value-type="string">
            <text:p>Controle de Acesso</text:p>
          </table:table-cell>
          <table:table-cell table:formula="of:=[.R8]/4" office:value-type="percentage" office:value="0.91010551948052">
            <text:p>91,01%</text:p>
          </table:table-cell>
          <table:table-cell office:value-type="percentage" office:value="1">
            <text:p>100,00%</text:p>
          </table:table-cell>
          <table:table-cell table:number-columns-repeated="1003"/>
        </table:table-row>
        <table:table-row table:style-name="ro1">
          <table:table-cell office:value-type="string">
            <text:p>Desenvolvimento e Manutenção de Sistemas</text:p>
          </table:table-cell>
          <table:table-cell office:value-type="percentage" office:value="0.833333333333333">
            <text:p>83,33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Desenvolvimento e Manutenção de Sistemas</text:p>
          </table:table-cell>
          <table:table-cell office:value-type="percentage" office:value="0.928571428571429">
            <text:p>92,86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Desenvolvimento e Manutenção de Sistemas</text:p>
          </table:table-cell>
          <table:table-cell office:value-type="percentage" office:value="0.840909090909091">
            <text:p>84,09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Desenvolvimento e Manutenção de Sistemas</text:p>
          </table:table-cell>
          <table:table-cell office:value-type="percentage" office:value="0.822916666666667">
            <text:p>82,29%</text:p>
          </table:table-cell>
          <table:table-cell office:value-type="percentage" office:value="1">
            <text:p>100,00%</text:p>
          </table:table-cell>
          <table:table-cell table:number-columns-repeated="2"/>
          <table:table-cell table:formula="of:=[.B9]+[.F9]+[.J9]+[.N9]" office:value-type="percentage" office:value="3.42573051948052">
            <text:p>342,57%</text:p>
          </table:table-cell>
          <table:table-cell office:value-type="string">
            <text:p>Desenvolvimento e Manutenção de Sistemas</text:p>
          </table:table-cell>
          <table:table-cell table:formula="of:=[.R9]/4" office:value-type="percentage" office:value="0.85643262987013">
            <text:p>85,64%</text:p>
          </table:table-cell>
          <table:table-cell office:value-type="percentage" office:value="1">
            <text:p>100,00%</text:p>
          </table:table-cell>
          <table:table-cell table:number-columns-repeated="1003"/>
        </table:table-row>
        <table:table-row table:style-name="ro1">
          <table:table-cell office:value-type="string">
            <text:p>Gestão da Continuidade do Negocio</text:p>
          </table:table-cell>
          <table:table-cell office:value-type="percentage" office:value="0.9375">
            <text:p>93,75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Gestão da Continuidade do Negocio</text:p>
          </table:table-cell>
          <table:table-cell office:value-type="percentage" office:value="0.892857142857143">
            <text:p>89,29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Gestão da Continuidade do Negocio</text:p>
          </table:table-cell>
          <table:table-cell office:value-type="percentage" office:value="0.818181818181818">
            <text:p>81,82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Gestão da Continuidade do Negocio</text:p>
          </table:table-cell>
          <table:table-cell table:style-name="ce30" office:value-type="percentage" office:value="0.78125">
            <text:p>78,13%</text:p>
          </table:table-cell>
          <table:table-cell office:value-type="percentage" office:value="1">
            <text:p>100,00%</text:p>
          </table:table-cell>
          <table:table-cell table:number-columns-repeated="2"/>
          <table:table-cell table:formula="of:=[.B10]+[.F10]+[.J10]+[.N10]" office:value-type="percentage" office:value="3.42978896103896">
            <text:p>342,98%</text:p>
          </table:table-cell>
          <table:table-cell office:value-type="string">
            <text:p>Gestão da Continuidade do Negocio</text:p>
          </table:table-cell>
          <table:table-cell table:formula="of:=[.R10]/4" office:value-type="percentage" office:value="0.85744724025974">
            <text:p>85,74%</text:p>
          </table:table-cell>
          <table:table-cell office:value-type="percentage" office:value="1">
            <text:p>100,00%</text:p>
          </table:table-cell>
          <table:table-cell table:number-columns-repeated="1003"/>
        </table:table-row>
        <table:table-row table:style-name="ro1">
          <table:table-cell office:value-type="string">
            <text:p>Conformidade</text:p>
          </table:table-cell>
          <table:table-cell table:style-name="ce30" office:value-type="percentage" office:value="0.75">
            <text:p>75,00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Conformidade</text:p>
          </table:table-cell>
          <table:table-cell table:style-name="ce30" office:value-type="percentage" office:value="0.797619047619048">
            <text:p>79,76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Conformidade</text:p>
          </table:table-cell>
          <table:table-cell office:value-type="percentage" office:value="0.848484848484848">
            <text:p>84,85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Conformidade</text:p>
          </table:table-cell>
          <table:table-cell office:value-type="percentage" office:value="0.822916666666667">
            <text:p>82,29%</text:p>
          </table:table-cell>
          <table:table-cell office:value-type="percentage" office:value="1">
            <text:p>100,00%</text:p>
          </table:table-cell>
          <table:table-cell table:number-columns-repeated="2"/>
          <table:table-cell table:formula="of:=[.B11]+[.F11]+[.J11]+[.N11]" office:value-type="percentage" office:value="3.21902056277056">
            <text:p>321,90%</text:p>
          </table:table-cell>
          <table:table-cell table:style-name="ce30" office:value-type="string">
            <text:p>Conformidade</text:p>
          </table:table-cell>
          <table:table-cell table:style-name="ce30" table:formula="of:=[.R11]/4" office:value-type="percentage" office:value="0.804755140692641">
            <text:p>80,48%</text:p>
          </table:table-cell>
          <table:table-cell office:value-type="percentage" office:value="1">
            <text:p>100,00%</text:p>
          </table:table-cell>
          <table:table-cell table:number-columns-repeated="1003"/>
        </table:table-row>
        <table:table-row table:style-name="ro1">
          <table:table-cell office:value-type="string">
            <text:p>Gestão de Contratos</text:p>
          </table:table-cell>
          <table:table-cell office:value-type="percentage" office:value="0.839285714285714">
            <text:p>83,93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Gestão de Contratos</text:p>
          </table:table-cell>
          <table:table-cell table:style-name="ce30" office:value-type="percentage" office:value="0.785714285714286">
            <text:p>78,57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Gestão de Contratos</text:p>
          </table:table-cell>
          <table:table-cell office:value-type="percentage" office:value="0.912337662337662">
            <text:p>91,23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Gestão de Contratos</text:p>
          </table:table-cell>
          <table:table-cell office:value-type="percentage" office:value="0.883928571428571">
            <text:p>88,39%</text:p>
          </table:table-cell>
          <table:table-cell office:value-type="percentage" office:value="1">
            <text:p>100,00%</text:p>
          </table:table-cell>
          <table:table-cell table:number-columns-repeated="2"/>
          <table:table-cell table:formula="of:=[.B12]+[.F12]+[.J12]+[.N12]" office:value-type="percentage" office:value="3.42126623376623">
            <text:p>342,13%</text:p>
          </table:table-cell>
          <table:table-cell office:value-type="string">
            <text:p>Gestão de Contratos</text:p>
          </table:table-cell>
          <table:table-cell table:formula="of:=[.R12]/4" office:value-type="percentage" office:value="0.855316558441558">
            <text:p>85,53%</text:p>
          </table:table-cell>
          <table:table-cell office:value-type="percentage" office:value="1">
            <text:p>100,00%</text:p>
          </table:table-cell>
          <table:table-cell table:number-columns-repeated="1003"/>
        </table:table-row>
        <table:table-row table:style-name="ro1">
          <table:table-cell table:number-columns-repeated="12"/>
          <table:table-cell>
            <draw:frame table:end-cell-address="Grafico.W38" table:end-x="0.457cm" table:end-y="0.254cm" draw:z-index="4" draw:style-name="gr1" svg:width="16.202cm" svg:height="10.642cm" svg:x="0.001cm" svg:y="0.419cm">
              <draw:object draw:notify-on-update-of-ranges="Grafico.S2:Grafico.S12 Grafico.T1:Grafico.T1 Grafico.T2:Grafico.T12 Grafico.U1:Grafico.U1 Grafico.U2:Grafico.U1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table:number-columns-repeated="3"/>
          <table:table-cell>
            <draw:frame table:end-cell-address="Grafico.L39" table:end-x="1.242cm" table:end-y="0.103cm" draw:z-index="0" draw:style-name="gr1" svg:width="12.981cm" svg:height="10.721cm" svg:x="0.858cm" svg:y="0.189cm">
              <draw:object draw:notify-on-update-of-ranges="Grafico.A2:Grafico.A12 Grafico.B1:Grafico.B1 Grafico.B2:Grafico.B12 Grafico.C1:Grafico.C1 Grafico.C2:Grafico.C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Grafico.L66" table:end-x="1.288cm" table:end-y="0.169cm" draw:z-index="1" draw:style-name="gr1" svg:width="12.94cm" svg:height="10.917cm" svg:x="0.945cm" svg:y="0.059cm">
              <draw:object draw:notify-on-update-of-ranges="Grafico.E2:Grafico.E12 Grafico.F1:Grafico.F1 Grafico.F2:Grafico.F12 Grafico.G1:Grafico.G1 Grafico.G2:Grafico.G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Grafico.L94" table:end-x="1.313cm" table:end-y="0.237cm" draw:z-index="2" draw:style-name="gr1" svg:width="13.096cm" svg:height="10.909cm" svg:x="0.814cm" svg:y="0.136cm">
              <draw:object draw:notify-on-update-of-ranges="Grafico.I2:Grafico.I12 Grafico.J1:Grafico.J1 Grafico.J2:Grafico.J12 Grafico.K1:Grafico.K1 Grafico.K2:Grafico.K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Grafico.L122" table:end-x="1.267cm" table:end-y="0.217cm" draw:z-index="3" draw:style-name="gr1" svg:width="13.028cm" svg:height="10.937cm" svg:x="0.836cm" svg:y="0.088cm">
              <draw:object draw:notify-on-update-of-ranges="Grafico.M2:Grafico.M12 Grafico.N1:Grafico.N1 Grafico.N2:Grafico.N12 Grafico.O1:Grafico.O1 Grafico.O2:Grafico.O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65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istente de dados_Efetivos_1" table:style-name="ta1" table:print="false">
        <table:table-column table:style-name="co2" table:default-cell-style-name="ce4"/>
        <table:table-column table:style-name="co19" table:default-cell-style-name="ce10"/>
        <table:table-column table:style-name="co19" table:default-cell-style-name="ce16"/>
        <table:table-column table:style-name="co6" table:default-cell-style-name="Valor_20_do_20_Assistente_20_de_20_dados"/>
        <table:table-column table:style-name="co5" table:default-cell-style-name="Valor_20_do_20_Assistente_20_de_20_dados"/>
        <table:table-column table:style-name="co6" table:number-columns-repeated="2" table:default-cell-style-name="Valor_20_do_20_Assistente_20_de_20_dados"/>
        <table:table-column table:style-name="co7" table:default-cell-style-name="Valor_20_do_20_Assistente_20_de_20_dados"/>
        <table:table-column table:style-name="co1" table:default-cell-style-name="ce26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1" table:default-cell-style-name="Default"/>
        <table:table-row table:style-name="ro1">
          <table:table-cell table:style-name="Default" office:value-type="string">
            <text:p>Filtro</text:p>
          </table:table-cell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 table:number-columns-repeated="9"/>
          <table:table-cell table:number-columns-repeated="8"/>
        </table:table-row>
        <table:table-row table:style-name="ro1">
          <table:table-cell table:style-name="ce1" office:value-type="string">
            <text:p>Cont.Núm - Valor</text:p>
          </table:table-cell>
          <table:table-cell table:style-name="ce7"/>
          <table:table-cell table:style-name="ce13" office:value-type="string">
            <text:p>Valor</text:p>
          </table:table-cell>
          <table:table-cell table:style-name="ce7" table:number-columns-repeated="5"/>
          <table:table-cell table:style-name="ce23"/>
          <table:table-cell table:number-columns-repeated="8"/>
        </table:table-row>
        <table:table-row table:style-name="ro1">
          <table:table-cell table:style-name="ce2" office:value-type="string">
            <text:p>Questao</text:p>
          </table:table-cell>
          <table:table-cell table:style-name="ce8" office:value-type="string">
            <text:p>Item</text:p>
          </table:table-cell>
          <table:table-cell table:style-name="ce14" office:value-type="string">
            <text:p>(vazio)</text:p>
          </table:table-cell>
          <table:table-cell table:style-name="ce19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9" office:value-type="string">
            <text:p>2</text:p>
          </table:table-cell>
          <table:table-cell table:style-name="ce19" office:value-type="string">
            <text:p>3</text:p>
          </table:table-cell>
          <table:table-cell table:style-name="ce19" office:value-type="string">
            <text:p>4</text:p>
          </table:table-cell>
          <table:table-cell table:style-name="ce24" office:value-type="string">
            <text:p>Total Resultado</text:p>
          </table:table-cell>
          <table:table-cell table:number-columns-repeated="8"/>
        </table:table-row>
        <table:table-row table:style-name="ro1">
          <table:table-cell table:style-name="ce32" office:value-type="string">
            <text:p>(vazio)</text:p>
          </table:table-cell>
          <table:table-cell table:style-name="ce33" office:value-type="string">
            <text:p>(vazio)</text:p>
          </table:table-cell>
          <table:table-cell table:style-name="ce34"/>
          <table:table-cell table:style-name="ce35" table:number-columns-repeated="5"/>
          <table:table-cell table:style-name="ce36"/>
          <table:table-cell table:number-columns-repeated="8"/>
        </table:table-row>
        <table:table-row table:style-name="ro1">
          <table:table-cell table:style-name="ce3" office:value-type="string">
            <text:p>2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number-columns-repeated="2" table:style-name="ce20"/>
          <table:table-cell table:style-name="ce20" office:value-type="float" office:value="2">
            <text:p>2</text:p>
          </table:table-cell>
          <table:table-cell table:style-name="ce20" office:value-type="float" office:value="9">
            <text:p>9</text:p>
          </table:table-cell>
          <table:table-cell table:style-name="ce25" office:value-type="float" office:value="11">
            <text:p>11</text:p>
          </table:table-cell>
          <table:table-cell/>
          <table:table-cell table:formula="of:=[.H6]*2" office:value-type="float" office:value="18">
            <text:p>18</text:p>
          </table:table-cell>
          <table:table-cell table:formula="of:=[.G6]*1.5" office:value-type="float" office:value="3">
            <text:p>3</text:p>
          </table:table-cell>
          <table:table-cell table:formula="of:=[.F6]" office:value-type="float" office:value="0">
            <text:p>0</text:p>
          </table:table-cell>
          <table:table-cell table:formula="of:=[.E6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  <table:table-cell table:number-columns-repeated="3"/>
          <table:table-cell table:number-columns-repeated="2" office:value-type="float" office:value="11">
            <text:p>11</text:p>
          </table:table-cell>
          <table:table-cell/>
          <table:table-cell table:formula="of:=[.H7]*2" office:value-type="float" office:value="22">
            <text:p>22</text:p>
          </table:table-cell>
          <table:table-cell table:formula="of:=[.G7]*1.5" office:value-type="float" office:value="0">
            <text:p>0</text:p>
          </table:table-cell>
          <table:table-cell table:formula="of:=[.F7]" office:value-type="float" office:value="0">
            <text:p>0</text:p>
          </table:table-cell>
          <table:table-cell table:formula="of:=[.E7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/>
          <table:table-cell table:style-name="ce21"/>
          <table:table-cell table:number-columns-repeated="2" table:style-name="ce21"/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7" office:value-type="float" office:value="11">
            <text:p>11</text:p>
          </table:table-cell>
          <table:table-cell table:formula="of:=COUNTA([.I6:.I8])*2*[.I8]" office:value-type="float" office:value="66">
            <text:p>66</text:p>
          </table:table-cell>
          <table:table-cell table:formula="of:=[.H8]*2" office:value-type="float" office:value="20">
            <text:p>20</text:p>
          </table:table-cell>
          <table:table-cell table:formula="of:=[.G8]*1.5" office:value-type="float" office:value="1.5">
            <text:p>1,5</text:p>
          </table:table-cell>
          <table:table-cell table:formula="of:=[.F8]" office:value-type="float" office:value="0">
            <text:p>0</text:p>
          </table:table-cell>
          <table:table-cell table:formula="of:=[.E8]*0.5" office:value-type="float" office:value="0">
            <text:p>0</text:p>
          </table:table-cell>
          <table:table-cell table:formula="of:=SUM([.K6:.N8])" office:value-type="float" office:value="64.5">
            <text:p>64,5</text:p>
          </table:table-cell>
          <table:table-cell table:style-name="ce29" table:formula="of:=[.O8]/[.J8]" office:value-type="percentage" office:value="0.977272727272727">
            <text:p>97,73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3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1">
            <text:p>1</text:p>
          </table:table-cell>
          <table:table-cell table:number-columns-repeated="3" table:style-name="ce20"/>
          <table:table-cell table:style-name="ce20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/>
          <table:table-cell table:formula="of:=[.H9]*2" office:value-type="float" office:value="20">
            <text:p>20</text:p>
          </table:table-cell>
          <table:table-cell table:formula="of:=[.G9]*1.5" office:value-type="float" office:value="0">
            <text:p>0</text:p>
          </table:table-cell>
          <table:table-cell table:formula="of:=[.F9]" office:value-type="float" office:value="0">
            <text:p>0</text:p>
          </table:table-cell>
          <table:table-cell table:formula="of:=[.E9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/>
          <table:table-cell table:formula="of:=[.H10]*2" office:value-type="float" office:value="10">
            <text:p>10</text:p>
          </table:table-cell>
          <table:table-cell table:formula="of:=[.G10]*1.5" office:value-type="float" office:value="4.5">
            <text:p>4,5</text:p>
          </table:table-cell>
          <table:table-cell table:formula="of:=[.F10]" office:value-type="float" office:value="0">
            <text:p>0</text:p>
          </table:table-cell>
          <table:table-cell table:formula="of:=[.E10]*0.5" office:value-type="float" office:value="0.5">
            <text:p>0,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H11]*2" office:value-type="float" office:value="16">
            <text:p>16</text:p>
          </table:table-cell>
          <table:table-cell table:formula="of:=[.G11]*1.5" office:value-type="float" office:value="1.5">
            <text:p>1,5</text:p>
          </table:table-cell>
          <table:table-cell table:formula="of:=[.F11]" office:value-type="float" office:value="1">
            <text:p>1</text:p>
          </table:table-cell>
          <table:table-cell table:formula="of:=[.E11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H12]*2" office:value-type="float" office:value="18">
            <text:p>18</text:p>
          </table:table-cell>
          <table:table-cell table:formula="of:=[.G12]*1.5" office:value-type="float" office:value="0">
            <text:p>0</text:p>
          </table:table-cell>
          <table:table-cell table:formula="of:=[.F12]" office:value-type="float" office:value="1">
            <text:p>1</text:p>
          </table:table-cell>
          <table:table-cell table:formula="of:=[.E12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e</text:p>
          </table:table-cell>
          <table:table-cell table:style-name="ce17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9">
            <text:p>9</text:p>
          </table:table-cell>
          <table:table-cell table:style-name="ce27" office:value-type="float" office:value="11">
            <text:p>11</text:p>
          </table:table-cell>
          <table:table-cell table:formula="of:=COUNTA([.I9:.I13])*2*[.I13]" office:value-type="float" office:value="110">
            <text:p>110</text:p>
          </table:table-cell>
          <table:table-cell table:formula="of:=[.H13]*2" office:value-type="float" office:value="18">
            <text:p>18</text:p>
          </table:table-cell>
          <table:table-cell table:formula="of:=[.G13]*1.5" office:value-type="float" office:value="0">
            <text:p>0</text:p>
          </table:table-cell>
          <table:table-cell table:formula="of:=[.F13]" office:value-type="float" office:value="1">
            <text:p>1</text:p>
          </table:table-cell>
          <table:table-cell table:formula="of:=[.E13]*0.5" office:value-type="float" office:value="0">
            <text:p>0</text:p>
          </table:table-cell>
          <table:table-cell table:formula="of:=SUM([.K9:.N13])" office:value-type="float" office:value="91.5">
            <text:p>91,5</text:p>
          </table:table-cell>
          <table:table-cell table:style-name="ce29" table:formula="of:=[.O13]/[.J13]" office:value-type="percentage" office:value="0.831818181818182">
            <text:p>83,18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4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number-columns-repeated="2" table:style-name="ce20"/>
          <table:table-cell table:style-name="ce20" office:value-type="float" office:value="4">
            <text:p>4</text:p>
          </table:table-cell>
          <table:table-cell table:style-name="ce20" office:value-type="float" office:value="7">
            <text:p>7</text:p>
          </table:table-cell>
          <table:table-cell table:style-name="ce25" office:value-type="float" office:value="11">
            <text:p>11</text:p>
          </table:table-cell>
          <table:table-cell/>
          <table:table-cell table:formula="of:=[.H14]*2" office:value-type="float" office:value="14">
            <text:p>14</text:p>
          </table:table-cell>
          <table:table-cell table:formula="of:=[.G14]*1.5" office:value-type="float" office:value="6">
            <text:p>6</text:p>
          </table:table-cell>
          <table:table-cell table:formula="of:=[.F14]" office:value-type="float" office:value="0">
            <text:p>0</text:p>
          </table:table-cell>
          <table:table-cell table:formula="of:=[.E14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b</text:p>
          </table:table-cell>
          <table:table-cell table:style-name="ce17"/>
          <table:table-cell table:style-name="ce21"/>
          <table:table-cell table:number-columns-repeated="2" table:style-name="ce21"/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7" office:value-type="float" office:value="11">
            <text:p>11</text:p>
          </table:table-cell>
          <table:table-cell table:formula="of:=COUNTA([.I14:.I15])*2*[.I15]" office:value-type="float" office:value="44">
            <text:p>44</text:p>
          </table:table-cell>
          <table:table-cell table:formula="of:=[.H15]*2" office:value-type="float" office:value="14">
            <text:p>14</text:p>
          </table:table-cell>
          <table:table-cell table:formula="of:=[.G15]*1.5" office:value-type="float" office:value="6">
            <text:p>6</text:p>
          </table:table-cell>
          <table:table-cell table:formula="of:=[.F15]" office:value-type="float" office:value="0">
            <text:p>0</text:p>
          </table:table-cell>
          <table:table-cell table:formula="of:=[.E15]*0.5" office:value-type="float" office:value="0">
            <text:p>0</text:p>
          </table:table-cell>
          <table:table-cell table:formula="of:=SUM([.K14:.N15])" office:value-type="float" office:value="40">
            <text:p>40</text:p>
          </table:table-cell>
          <table:table-cell table:style-name="ce29" table:formula="of:=[.O15]/[.J15]" office:value-type="percentage" office:value="0.909090909090909">
            <text:p>90,91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5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7">
            <text:p>7</text:p>
          </table:table-cell>
          <table:table-cell table:style-name="ce25" office:value-type="float" office:value="11">
            <text:p>11</text:p>
          </table:table-cell>
          <table:table-cell/>
          <table:table-cell table:formula="of:=[.H16]*2" office:value-type="float" office:value="14">
            <text:p>14</text:p>
          </table:table-cell>
          <table:table-cell table:formula="of:=[.G16]*1.5" office:value-type="float" office:value="4.5">
            <text:p>4,5</text:p>
          </table:table-cell>
          <table:table-cell table:formula="of:=[.F16]" office:value-type="float" office:value="1">
            <text:p>1</text:p>
          </table:table-cell>
          <table:table-cell table:formula="of:=[.E16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H17]*2" office:value-type="float" office:value="16">
            <text:p>16</text:p>
          </table:table-cell>
          <table:table-cell table:formula="of:=[.G17]*1.5" office:value-type="float" office:value="3">
            <text:p>3</text:p>
          </table:table-cell>
          <table:table-cell table:formula="of:=[.F17]" office:value-type="float" office:value="1">
            <text:p>1</text:p>
          </table:table-cell>
          <table:table-cell table:formula="of:=[.E17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  <table:table-cell/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H18]*2" office:value-type="float" office:value="18">
            <text:p>18</text:p>
          </table:table-cell>
          <table:table-cell table:formula="of:=[.G18]*1.5" office:value-type="float" office:value="1.5">
            <text:p>1,5</text:p>
          </table:table-cell>
          <table:table-cell table:formula="of:=[.F18]" office:value-type="float" office:value="1">
            <text:p>1</text:p>
          </table:table-cell>
          <table:table-cell table:formula="of:=[.E18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d</text:p>
          </table:table-cell>
          <table:table-cell table:style-name="ce17"/>
          <table:table-cell table:style-name="ce21"/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11">
            <text:p>11</text:p>
          </table:table-cell>
          <table:table-cell table:formula="of:=COUNTA([.I16:.I19])*2*[.I19]" office:value-type="float" office:value="88">
            <text:p>88</text:p>
          </table:table-cell>
          <table:table-cell table:formula="of:=[.H19]*2" office:value-type="float" office:value="12">
            <text:p>12</text:p>
          </table:table-cell>
          <table:table-cell table:formula="of:=[.G19]*1.5" office:value-type="float" office:value="6">
            <text:p>6</text:p>
          </table:table-cell>
          <table:table-cell table:formula="of:=[.F19]" office:value-type="float" office:value="1">
            <text:p>1</text:p>
          </table:table-cell>
          <table:table-cell table:formula="of:=[.E19]*0.5" office:value-type="float" office:value="0">
            <text:p>0</text:p>
          </table:table-cell>
          <table:table-cell table:formula="of:=SUM([.K16:.N19])" office:value-type="float" office:value="79">
            <text:p>79</text:p>
          </table:table-cell>
          <table:table-cell table:style-name="ce29" table:formula="of:=[.O19]/[.J19]" office:value-type="percentage" office:value="0.897727272727273">
            <text:p>89,77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6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/>
          <table:table-cell table:style-name="ce20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6">
            <text:p>6</text:p>
          </table:table-cell>
          <table:table-cell table:style-name="ce25" office:value-type="float" office:value="11">
            <text:p>11</text:p>
          </table:table-cell>
          <table:table-cell/>
          <table:table-cell table:formula="of:=[.H20]*2" office:value-type="float" office:value="12">
            <text:p>12</text:p>
          </table:table-cell>
          <table:table-cell table:formula="of:=[.G20]*1.5" office:value-type="float" office:value="3">
            <text:p>3</text:p>
          </table:table-cell>
          <table:table-cell table:formula="of:=[.F20]" office:value-type="float" office:value="3">
            <text:p>3</text:p>
          </table:table-cell>
          <table:table-cell table:formula="of:=[.E20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H21]*2" office:value-type="float" office:value="16">
            <text:p>16</text:p>
          </table:table-cell>
          <table:table-cell table:formula="of:=[.G21]*1.5" office:value-type="float" office:value="3">
            <text:p>3</text:p>
          </table:table-cell>
          <table:table-cell table:formula="of:=[.F21]" office:value-type="float" office:value="1">
            <text:p>1</text:p>
          </table:table-cell>
          <table:table-cell table:formula="of:=[.E21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H22]*2" office:value-type="float" office:value="16">
            <text:p>16</text:p>
          </table:table-cell>
          <table:table-cell table:formula="of:=[.G22]*1.5" office:value-type="float" office:value="3">
            <text:p>3</text:p>
          </table:table-cell>
          <table:table-cell table:formula="of:=[.F22]" office:value-type="float" office:value="0">
            <text:p>0</text:p>
          </table:table-cell>
          <table:table-cell table:formula="of:=[.E22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d</text:p>
          </table:table-cell>
          <table:table-cell table:style-name="ce17"/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7" office:value-type="float" office:value="11">
            <text:p>11</text:p>
          </table:table-cell>
          <table:table-cell table:formula="of:=COUNTA([.I20:.I23])*2*[.I23]" office:value-type="float" office:value="88">
            <text:p>88</text:p>
          </table:table-cell>
          <table:table-cell table:formula="of:=[.H23]*2" office:value-type="float" office:value="10">
            <text:p>10</text:p>
          </table:table-cell>
          <table:table-cell table:formula="of:=[.G23]*1.5" office:value-type="float" office:value="4.5">
            <text:p>4,5</text:p>
          </table:table-cell>
          <table:table-cell table:formula="of:=[.F23]" office:value-type="float" office:value="0">
            <text:p>0</text:p>
          </table:table-cell>
          <table:table-cell table:formula="of:=[.E23]*0.5" office:value-type="float" office:value="0.5">
            <text:p>0,5</text:p>
          </table:table-cell>
          <table:table-cell table:formula="of:=SUM([.K20:.N23])" office:value-type="float" office:value="72">
            <text:p>72</text:p>
          </table:table-cell>
          <table:table-cell table:style-name="ce29" table:formula="of:=[.O23]/[.J23]" office:value-type="percentage" office:value="0.818181818181818">
            <text:p>81,82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7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2">
            <text:p>2</text:p>
          </table:table-cell>
          <table:table-cell table:number-columns-repeated="3" table:style-name="ce20" office:value-type="float" office:value="1">
            <text:p>1</text:p>
          </table:table-cell>
          <table:table-cell table:style-name="ce20" office:value-type="float" office:value="6">
            <text:p>6</text:p>
          </table:table-cell>
          <table:table-cell table:style-name="ce25" office:value-type="float" office:value="11">
            <text:p>11</text:p>
          </table:table-cell>
          <table:table-cell/>
          <table:table-cell table:formula="of:=[.H24]*2" office:value-type="float" office:value="12">
            <text:p>12</text:p>
          </table:table-cell>
          <table:table-cell table:formula="of:=[.G24]*1.5" office:value-type="float" office:value="1.5">
            <text:p>1,5</text:p>
          </table:table-cell>
          <table:table-cell table:formula="of:=[.F24]" office:value-type="float" office:value="1">
            <text:p>1</text:p>
          </table:table-cell>
          <table:table-cell table:formula="of:=[.E24]*0.5" office:value-type="float" office:value="0.5">
            <text:p>0,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[.H25]*2" office:value-type="float" office:value="14">
            <text:p>14</text:p>
          </table:table-cell>
          <table:table-cell table:formula="of:=[.G25]*1.5" office:value-type="float" office:value="4.5">
            <text:p>4,5</text:p>
          </table:table-cell>
          <table:table-cell table:formula="of:=[.F25]" office:value-type="float" office:value="0">
            <text:p>0</text:p>
          </table:table-cell>
          <table:table-cell table:formula="of:=[.E25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[.H26]*2" office:value-type="float" office:value="14">
            <text:p>14</text:p>
          </table:table-cell>
          <table:table-cell table:formula="of:=[.G26]*1.5" office:value-type="float" office:value="3">
            <text:p>3</text:p>
          </table:table-cell>
          <table:table-cell table:formula="of:=[.F26]" office:value-type="float" office:value="1">
            <text:p>1</text:p>
          </table:table-cell>
          <table:table-cell table:formula="of:=[.E26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[.H27]*2" office:value-type="float" office:value="14">
            <text:p>14</text:p>
          </table:table-cell>
          <table:table-cell table:formula="of:=[.G27]*1.5" office:value-type="float" office:value="4.5">
            <text:p>4,5</text:p>
          </table:table-cell>
          <table:table-cell table:formula="of:=[.F27]" office:value-type="float" office:value="0">
            <text:p>0</text:p>
          </table:table-cell>
          <table:table-cell table:formula="of:=[.E27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H28]*2" office:value-type="float" office:value="16">
            <text:p>16</text:p>
          </table:table-cell>
          <table:table-cell table:formula="of:=[.G28]*1.5" office:value-type="float" office:value="1.5">
            <text:p>1,5</text:p>
          </table:table-cell>
          <table:table-cell table:formula="of:=[.F28]" office:value-type="float" office:value="1">
            <text:p>1</text:p>
          </table:table-cell>
          <table:table-cell table:formula="of:=[.E28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H29]*2" office:value-type="float" office:value="18">
            <text:p>18</text:p>
          </table:table-cell>
          <table:table-cell table:formula="of:=[.G29]*1.5" office:value-type="float" office:value="0">
            <text:p>0</text:p>
          </table:table-cell>
          <table:table-cell table:formula="of:=[.F29]" office:value-type="float" office:value="1">
            <text:p>1</text:p>
          </table:table-cell>
          <table:table-cell table:formula="of:=[.E29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H30]*2" office:value-type="float" office:value="18">
            <text:p>18</text:p>
          </table:table-cell>
          <table:table-cell table:formula="of:=[.G30]*1.5" office:value-type="float" office:value="0">
            <text:p>0</text:p>
          </table:table-cell>
          <table:table-cell table:formula="of:=[.F30]" office:value-type="float" office:value="1">
            <text:p>1</text:p>
          </table:table-cell>
          <table:table-cell table:formula="of:=[.E30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h</text:p>
          </table:table-cell>
          <table:table-cell table:style-name="ce17"/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7" office:value-type="float" office:value="11">
            <text:p>11</text:p>
          </table:table-cell>
          <table:table-cell table:formula="of:=COUNTA([.I24:.I31])*2*[.I31]" office:value-type="float" office:value="176">
            <text:p>176</text:p>
          </table:table-cell>
          <table:table-cell table:formula="of:=[.H31]*2" office:value-type="float" office:value="16">
            <text:p>16</text:p>
          </table:table-cell>
          <table:table-cell table:formula="of:=[.G31]*1.5" office:value-type="float" office:value="1.5">
            <text:p>1,5</text:p>
          </table:table-cell>
          <table:table-cell table:formula="of:=[.F31]" office:value-type="float" office:value="1">
            <text:p>1</text:p>
          </table:table-cell>
          <table:table-cell table:formula="of:=[.E31]*0.5" office:value-type="float" office:value="0">
            <text:p>0</text:p>
          </table:table-cell>
          <table:table-cell table:formula="of:=SUM([.K24:.N31])" office:value-type="float" office:value="145">
            <text:p>145</text:p>
          </table:table-cell>
          <table:table-cell table:style-name="ce29" table:formula="of:=[.O31]/[.J31]" office:value-type="percentage" office:value="0.823863636363636">
            <text:p>82,39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8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number-columns-repeated="2" table:style-name="ce20"/>
          <table:table-cell table:style-name="ce20" office:value-type="float" office:value="2">
            <text:p>2</text:p>
          </table:table-cell>
          <table:table-cell table:style-name="ce20" office:value-type="float" office:value="9">
            <text:p>9</text:p>
          </table:table-cell>
          <table:table-cell table:style-name="ce25" office:value-type="float" office:value="11">
            <text:p>11</text:p>
          </table:table-cell>
          <table:table-cell/>
          <table:table-cell table:formula="of:=[.H32]*2" office:value-type="float" office:value="18">
            <text:p>18</text:p>
          </table:table-cell>
          <table:table-cell table:formula="of:=[.G32]*1.5" office:value-type="float" office:value="3">
            <text:p>3</text:p>
          </table:table-cell>
          <table:table-cell table:formula="of:=[.F32]" office:value-type="float" office:value="0">
            <text:p>0</text:p>
          </table:table-cell>
          <table:table-cell table:formula="of:=[.E32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H33]*2" office:value-type="float" office:value="16">
            <text:p>16</text:p>
          </table:table-cell>
          <table:table-cell table:formula="of:=[.G33]*1.5" office:value-type="float" office:value="3">
            <text:p>3</text:p>
          </table:table-cell>
          <table:table-cell table:formula="of:=[.F33]" office:value-type="float" office:value="1">
            <text:p>1</text:p>
          </table:table-cell>
          <table:table-cell table:formula="of:=[.E33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  <table:table-cell/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H34]*2" office:value-type="float" office:value="18">
            <text:p>18</text:p>
          </table:table-cell>
          <table:table-cell table:formula="of:=[.G34]*1.5" office:value-type="float" office:value="1.5">
            <text:p>1,5</text:p>
          </table:table-cell>
          <table:table-cell table:formula="of:=[.F34]" office:value-type="float" office:value="1">
            <text:p>1</text:p>
          </table:table-cell>
          <table:table-cell table:formula="of:=[.E34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H35]*2" office:value-type="float" office:value="16">
            <text:p>16</text:p>
          </table:table-cell>
          <table:table-cell table:formula="of:=[.G35]*1.5" office:value-type="float" office:value="3">
            <text:p>3</text:p>
          </table:table-cell>
          <table:table-cell table:formula="of:=[.F35]" office:value-type="float" office:value="1">
            <text:p>1</text:p>
          </table:table-cell>
          <table:table-cell table:formula="of:=[.E35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[.H36]*2" office:value-type="float" office:value="14">
            <text:p>14</text:p>
          </table:table-cell>
          <table:table-cell table:formula="of:=[.G36]*1.5" office:value-type="float" office:value="3">
            <text:p>3</text:p>
          </table:table-cell>
          <table:table-cell table:formula="of:=[.F36]" office:value-type="float" office:value="1">
            <text:p>1</text:p>
          </table:table-cell>
          <table:table-cell table:formula="of:=[.E36]*0.5" office:value-type="float" office:value="0.5">
            <text:p>0,5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f</text:p>
          </table:table-cell>
          <table:table-cell table:style-name="ce17"/>
          <table:table-cell table:style-name="ce21"/>
          <table:table-cell table:style-name="ce21"/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7" office:value-type="float" office:value="11">
            <text:p>11</text:p>
          </table:table-cell>
          <table:table-cell table:formula="of:=COUNTA([.I32:.I37])*2*[.I37]" office:value-type="float" office:value="132">
            <text:p>132</text:p>
          </table:table-cell>
          <table:table-cell table:formula="of:=[.H37]*2" office:value-type="float" office:value="16">
            <text:p>16</text:p>
          </table:table-cell>
          <table:table-cell table:formula="of:=[.G37]*1.5" office:value-type="float" office:value="1.5">
            <text:p>1,5</text:p>
          </table:table-cell>
          <table:table-cell table:formula="of:=[.F37]" office:value-type="float" office:value="2">
            <text:p>2</text:p>
          </table:table-cell>
          <table:table-cell table:formula="of:=[.E37]*0.5" office:value-type="float" office:value="0">
            <text:p>0</text:p>
          </table:table-cell>
          <table:table-cell table:formula="of:=SUM([.K32:.N37])" office:value-type="float" office:value="119.5">
            <text:p>119,5</text:p>
          </table:table-cell>
          <table:table-cell table:style-name="ce29" table:formula="of:=[.O37]/[.J37]" office:value-type="percentage" office:value="0.90530303030303">
            <text:p>90,53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9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float" office:value="9">
            <text:p>9</text:p>
          </table:table-cell>
          <table:table-cell table:style-name="ce25" office:value-type="float" office:value="11">
            <text:p>11</text:p>
          </table:table-cell>
          <table:table-cell/>
          <table:table-cell table:formula="of:=[.H38]*2" office:value-type="float" office:value="18">
            <text:p>18</text:p>
          </table:table-cell>
          <table:table-cell table:formula="of:=[.G38]*1.5" office:value-type="float" office:value="0">
            <text:p>0</text:p>
          </table:table-cell>
          <table:table-cell table:formula="of:=[.F38]" office:value-type="float" office:value="1">
            <text:p>1</text:p>
          </table:table-cell>
          <table:table-cell table:formula="of:=[.E38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[.H39]*2" office:value-type="float" office:value="14">
            <text:p>14</text:p>
          </table:table-cell>
          <table:table-cell table:formula="of:=[.G39]*1.5" office:value-type="float" office:value="4.5">
            <text:p>4,5</text:p>
          </table:table-cell>
          <table:table-cell table:formula="of:=[.F39]" office:value-type="float" office:value="0">
            <text:p>0</text:p>
          </table:table-cell>
          <table:table-cell table:formula="of:=[.E39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7" office:value-type="float" office:value="11">
            <text:p>11</text:p>
          </table:table-cell>
          <table:table-cell table:formula="of:=COUNTA([.I38:.I40])*2*[.I40]" office:value-type="float" office:value="66">
            <text:p>66</text:p>
          </table:table-cell>
          <table:table-cell table:formula="of:=[.H40]*2" office:value-type="float" office:value="14">
            <text:p>14</text:p>
          </table:table-cell>
          <table:table-cell table:formula="of:=[.G40]*1.5" office:value-type="float" office:value="3">
            <text:p>3</text:p>
          </table:table-cell>
          <table:table-cell table:formula="of:=[.F40]" office:value-type="float" office:value="1">
            <text:p>1</text:p>
          </table:table-cell>
          <table:table-cell table:formula="of:=[.E40]*0.5" office:value-type="float" office:value="0">
            <text:p>0</text:p>
          </table:table-cell>
          <table:table-cell table:formula="of:=SUM([.K38:.N40])" office:value-type="float" office:value="55.5">
            <text:p>55,5</text:p>
          </table:table-cell>
          <table:table-cell table:style-name="ce29" table:formula="of:=[.O40]/[.J40]" office:value-type="percentage" office:value="0.840909090909091">
            <text:p>84,09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A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number-columns-repeated="2" table:style-name="ce20"/>
          <table:table-cell table:style-name="ce20" office:value-type="float" office:value="3">
            <text:p>3</text:p>
          </table:table-cell>
          <table:table-cell table:style-name="ce20" office:value-type="float" office:value="8">
            <text:p>8</text:p>
          </table:table-cell>
          <table:table-cell table:style-name="ce25" office:value-type="float" office:value="11">
            <text:p>11</text:p>
          </table:table-cell>
          <table:table-cell/>
          <table:table-cell table:formula="of:=[.H41]*2" office:value-type="float" office:value="16">
            <text:p>16</text:p>
          </table:table-cell>
          <table:table-cell table:formula="of:=[.G41]*1.5" office:value-type="float" office:value="4.5">
            <text:p>4,5</text:p>
          </table:table-cell>
          <table:table-cell table:formula="of:=[.F41]" office:value-type="float" office:value="0">
            <text:p>0</text:p>
          </table:table-cell>
          <table:table-cell table:formula="of:=[.E41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b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7" office:value-type="float" office:value="11">
            <text:p>11</text:p>
          </table:table-cell>
          <table:table-cell table:formula="of:=COUNTA([.I41:.I42])*2*[.I42]" office:value-type="float" office:value="44">
            <text:p>44</text:p>
          </table:table-cell>
          <table:table-cell table:formula="of:=[.H42]*2" office:value-type="float" office:value="10">
            <text:p>10</text:p>
          </table:table-cell>
          <table:table-cell table:formula="of:=[.G42]*1.5" office:value-type="float" office:value="3">
            <text:p>3</text:p>
          </table:table-cell>
          <table:table-cell table:formula="of:=[.F42]" office:value-type="float" office:value="2">
            <text:p>2</text:p>
          </table:table-cell>
          <table:table-cell table:formula="of:=[.E42]*0.5" office:value-type="float" office:value="0.5">
            <text:p>0,5</text:p>
          </table:table-cell>
          <table:table-cell table:formula="of:=SUM([.K41:.N42])" office:value-type="float" office:value="36">
            <text:p>36</text:p>
          </table:table-cell>
          <table:table-cell table:style-name="ce29" table:formula="of:=[.O42]/[.J42]" office:value-type="percentage" office:value="0.818181818181818">
            <text:p>81,82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B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1">
            <text:p>1</text:p>
          </table:table-cell>
          <table:table-cell table:number-columns-repeated="2" table:style-name="ce20"/>
          <table:table-cell table:style-name="ce20" office:value-type="float" office:value="2">
            <text:p>2</text:p>
          </table:table-cell>
          <table:table-cell table:style-name="ce20" office:value-type="float" office:value="8">
            <text:p>8</text:p>
          </table:table-cell>
          <table:table-cell table:style-name="ce25" office:value-type="float" office:value="11">
            <text:p>11</text:p>
          </table:table-cell>
          <table:table-cell/>
          <table:table-cell table:formula="of:=[.H43]*2" office:value-type="float" office:value="16">
            <text:p>16</text:p>
          </table:table-cell>
          <table:table-cell table:formula="of:=[.G43]*1.5" office:value-type="float" office:value="3">
            <text:p>3</text:p>
          </table:table-cell>
          <table:table-cell table:formula="of:=[.F43]" office:value-type="float" office:value="0">
            <text:p>0</text:p>
          </table:table-cell>
          <table:table-cell table:formula="of:=[.E43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[.H44]*2" office:value-type="float" office:value="14">
            <text:p>14</text:p>
          </table:table-cell>
          <table:table-cell table:formula="of:=[.G44]*1.5" office:value-type="float" office:value="4.5">
            <text:p>4,5</text:p>
          </table:table-cell>
          <table:table-cell table:formula="of:=[.F44]" office:value-type="float" office:value="0">
            <text:p>0</text:p>
          </table:table-cell>
          <table:table-cell table:formula="of:=[.E44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/>
          <table:table-cell table:style-name="ce21" office:value-type="float" office:value="1">
            <text:p>1</text:p>
          </table:table-cell>
          <table:table-cell table:number-columns-repeated="2" table:style-name="ce21"/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7" office:value-type="float" office:value="11">
            <text:p>11</text:p>
          </table:table-cell>
          <table:table-cell table:formula="of:=COUNTA([.I43:.I45])*2*[.I45]" office:value-type="float" office:value="66">
            <text:p>66</text:p>
          </table:table-cell>
          <table:table-cell table:formula="of:=[.H45]*2" office:value-type="float" office:value="14">
            <text:p>14</text:p>
          </table:table-cell>
          <table:table-cell table:formula="of:=[.G45]*1.5" office:value-type="float" office:value="4.5">
            <text:p>4,5</text:p>
          </table:table-cell>
          <table:table-cell table:formula="of:=[.F45]" office:value-type="float" office:value="0">
            <text:p>0</text:p>
          </table:table-cell>
          <table:table-cell table:formula="of:=[.E45]*0.5" office:value-type="float" office:value="0">
            <text:p>0</text:p>
          </table:table-cell>
          <table:table-cell table:formula="of:=SUM([.K43:.N45])" office:value-type="float" office:value="56">
            <text:p>56</text:p>
          </table:table-cell>
          <table:table-cell table:style-name="ce29" table:formula="of:=[.O45]/[.J45]" office:value-type="percentage" office:value="0.848484848484848">
            <text:p>84,85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C</text:p>
          </table:table-cell>
          <table:table-cell table:style-name="ce9" office:value-type="string">
            <text:p>a</text:p>
          </table:table-cell>
          <table:table-cell table:style-name="ce15"/>
          <table:table-cell table:number-columns-repeated="2" table:style-name="ce20" office:value-type="float" office:value="1">
            <text:p>1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7">
            <text:p>7</text:p>
          </table:table-cell>
          <table:table-cell table:style-name="ce25" office:value-type="float" office:value="11">
            <text:p>11</text:p>
          </table:table-cell>
          <table:table-cell/>
          <table:table-cell table:formula="of:=[.H46]*2" office:value-type="float" office:value="14">
            <text:p>14</text:p>
          </table:table-cell>
          <table:table-cell table:formula="of:=[.G46]*1.5" office:value-type="float" office:value="3">
            <text:p>3</text:p>
          </table:table-cell>
          <table:table-cell table:formula="of:=[.F46]" office:value-type="float" office:value="0">
            <text:p>0</text:p>
          </table:table-cell>
          <table:table-cell table:formula="of:=[.E46]*0.5" office:value-type="float" office:value="0.5">
            <text:p>0,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  <table:table-cell table:number-columns-repeated="2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H47]*2" office:value-type="float" office:value="20">
            <text:p>20</text:p>
          </table:table-cell>
          <table:table-cell table:formula="of:=[.G47]*1.5" office:value-type="float" office:value="1.5">
            <text:p>1,5</text:p>
          </table:table-cell>
          <table:table-cell table:formula="of:=[.F47]" office:value-type="float" office:value="0">
            <text:p>0</text:p>
          </table:table-cell>
          <table:table-cell table:formula="of:=[.E47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  <table:table-cell table:number-columns-repeated="2"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H48]*2" office:value-type="float" office:value="18">
            <text:p>18</text:p>
          </table:table-cell>
          <table:table-cell table:formula="of:=[.G48]*1.5" office:value-type="float" office:value="3">
            <text:p>3</text:p>
          </table:table-cell>
          <table:table-cell table:formula="of:=[.F48]" office:value-type="float" office:value="0">
            <text:p>0</text:p>
          </table:table-cell>
          <table:table-cell table:formula="of:=[.E48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H49]*2" office:value-type="float" office:value="16">
            <text:p>16</text:p>
          </table:table-cell>
          <table:table-cell table:formula="of:=[.G49]*1.5" office:value-type="float" office:value="1.5">
            <text:p>1,5</text:p>
          </table:table-cell>
          <table:table-cell table:formula="of:=[.F49]" office:value-type="float" office:value="2">
            <text:p>2</text:p>
          </table:table-cell>
          <table:table-cell table:formula="of:=[.E49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</text:p>
          </table:table-cell>
          <table:table-cell table:number-columns-repeated="2"/>
          <table:table-cell/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H50]*2" office:value-type="float" office:value="18">
            <text:p>18</text:p>
          </table:table-cell>
          <table:table-cell table:formula="of:=[.G50]*1.5" office:value-type="float" office:value="1.5">
            <text:p>1,5</text:p>
          </table:table-cell>
          <table:table-cell table:formula="of:=[.F50]" office:value-type="float" office:value="1">
            <text:p>1</text:p>
          </table:table-cell>
          <table:table-cell table:formula="of:=[.E50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H51]*2" office:value-type="float" office:value="16">
            <text:p>16</text:p>
          </table:table-cell>
          <table:table-cell table:formula="of:=[.G51]*1.5" office:value-type="float" office:value="3">
            <text:p>3</text:p>
          </table:table-cell>
          <table:table-cell table:formula="of:=[.F51]" office:value-type="float" office:value="1">
            <text:p>1</text:p>
          </table:table-cell>
          <table:table-cell table:formula="of:=[.E51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g</text:p>
          </table:table-cell>
          <table:table-cell table:style-name="ce17"/>
          <table:table-cell table:style-name="ce21"/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7" office:value-type="float" office:value="11">
            <text:p>11</text:p>
          </table:table-cell>
          <table:table-cell table:formula="of:=COUNTA([.I46:.I52])*2*[.I52]" office:value-type="float" office:value="154">
            <text:p>154</text:p>
          </table:table-cell>
          <table:table-cell table:formula="of:=[.H52]*2" office:value-type="float" office:value="18">
            <text:p>18</text:p>
          </table:table-cell>
          <table:table-cell table:formula="of:=[.G52]*1.5" office:value-type="float" office:value="1.5">
            <text:p>1,5</text:p>
          </table:table-cell>
          <table:table-cell table:formula="of:=[.F52]" office:value-type="float" office:value="1">
            <text:p>1</text:p>
          </table:table-cell>
          <table:table-cell table:formula="of:=[.E52]*0.5" office:value-type="float" office:value="0">
            <text:p>0</text:p>
          </table:table-cell>
          <table:table-cell table:formula="of:=SUM([.K46:.N52])" office:value-type="float" office:value="140.5">
            <text:p>140,5</text:p>
          </table:table-cell>
          <table:table-cell table:style-name="ce29" table:formula="of:=[.O52]/[.J52]" office:value-type="percentage" office:value="0.912337662337662">
            <text:p>91,23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6" office:value-type="string">
            <text:p>Total Resultado</text:p>
          </table:table-cell>
          <table:table-cell table:style-name="ce12"/>
          <table:table-cell table:style-name="ce18"/>
          <table:table-cell table:style-name="ce22" office:value-type="float" office:value="26">
            <text:p>2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370">
            <text:p>370</text:p>
          </table:table-cell>
          <table:table-cell table:style-name="ce28" office:value-type="float" office:value="517">
            <text:p>517</text:p>
          </table:table-cell>
          <table:table-cell table:number-columns-repeated="8"/>
        </table:table-row>
      </table:table>
      <table:database-ranges>
        <table:database-range table:target-range-address="Gerentes.A1:Gerentes.C330">
          <table:sort>
            <table:sort-by table:field-number="0" table:data-type="automatic"/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Assistente de dados_Terceiros_1'.A1:'Assistente de dados_Terceiros_1'.H52" table:buttons="'Assistente de dados_Terceiros_1'.A1 'Assistente de dados_Terceiros_1'.A4 'Assistente de dados_Terceiros_1'.B4 'Assistente de dados_Terceiros_1'.C3">
          <table:source-cell-range table:cell-range-address="Terceiros.A1:Terceiros.C377"/>
          <table:data-pilot-field table:source-field-name="Valor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sta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m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or" table:orientation="data" table:used-hierarchy="-1" table:function="count">
            <table:data-pilot-level table:show-empty="true"/>
          </table:data-pilot-field>
        </table:data-pilot-table>
        <table:data-pilot-table table:name="DataPilot3" table:application-data="" table:target-range-address="'Assistente de dados_Diretores_1'.A1:'Assistente de dados_Diretores_1'.F52" table:buttons="'Assistente de dados_Diretores_1'.A1 'Assistente de dados_Diretores_1'.A4 'Assistente de dados_Diretores_1'.B4 'Assistente de dados_Diretores_1'.C3">
          <table:source-cell-range table:cell-range-address="Diretores.A1:Diretores.C95"/>
          <table:data-pilot-field table:source-field-name="Valor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sta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m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or" table:orientation="data" table:used-hierarchy="-1" table:function="count">
            <table:data-pilot-level table:show-empty="true"/>
          </table:data-pilot-field>
        </table:data-pilot-table>
        <table:data-pilot-table table:name="DataPilot4" table:application-data="" table:target-range-address="'Assistente de dados_Efetivos_1'.A1:'Assistente de dados_Efetivos_1'.I53" table:buttons="'Assistente de dados_Efetivos_1'.A1 'Assistente de dados_Efetivos_1'.A4 'Assistente de dados_Efetivos_1'.B4 'Assistente de dados_Efetivos_1'.C3">
          <table:source-cell-range table:cell-range-address="Efetivos.A1:Efetivos.C528"/>
          <table:data-pilot-field table:source-field-name="Valor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sta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m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or" table:orientation="data" table:used-hierarchy="-1" table:function="count">
            <table:data-pilot-level table:show-empty="true"/>
          </table:data-pilot-field>
        </table:data-pilot-table>
        <table:data-pilot-table table:name="DataPilot2" table:application-data="" table:target-range-address="'Assistente de dados_Gerentes_1'.A1:'Assistente de dados_Gerentes_1'.G52" table:buttons="'Assistente de dados_Gerentes_1'.A1 'Assistente de dados_Gerentes_1'.A4 'Assistente de dados_Gerentes_1'.B4 'Assistente de dados_Gerentes_1'.C3">
          <table:source-cell-range table:cell-range-address="Gerentes.A1:Gerentes.C330"/>
          <table:data-pilot-field table:source-field-name="Valor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sta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m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or" table:orientation="data" table:used-hierarchy="-1" table:function="count">
            <table:data-pilot-level table:show-empty="true"/>
          </table:data-pilot-field>
        </table:data-pilot-table>
      </table:data-pilot-tables>
      <table:consolidation table:function="countnums" table:source-cell-range-addresses="Gerentes.A1:Gerentes.C283" table:target-cell-address="Terceiros.A1" table:use-label="both" table:link-to-source-data="true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nto_20_do_20_Assistente_20_de_20_dados" style:display-name="Canto do Assistente de dados" style:family="table-cell" style:parent-style-name="Default"/>
    <style:style style:name="Valor_20_do_20_Assistente_20_de_20_dados" style:display-name="Valor do Assistente de dados" style:family="table-cell" style:parent-style-name="Default"/>
    <style:style style:name="Campo_20_do_20_Assistente_20_de_20_dados" style:display-name="Campo do Assistente de dados" style:family="table-cell" style:parent-style-name="Default"/>
    <style:style style:name="Categoria_20_do_20_Assistente_20_de_20_dados" style:display-name="Categoria do Assistente de dados" style:family="table-cell" style:parent-style-name="Default">
      <style:table-cell-properties style:text-align-source="fix" style:repeat-content="false"/>
      <style:paragraph-properties fo:text-align="start"/>
    </style:style>
    <style:style style:name="Título_20_do_20_Assistente_20_de_20_dados" style:display-name="Título do Assistente de dados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o_20_Assistente_20_de_20_dados" style:display-name="Resultado do Assistente de dados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6">26/11/2009</text:date>, <text:time>23:50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runo Coimbra</meta:initial-creator>
    <meta:creation-date>2009-11-22T15:25:13</meta:creation-date>
    <dc:date>2009-11-26T23:50:33</dc:date>
    <dc:creator>Bruno Coimbra</dc:creator>
    <meta:editing-duration>PT02H25M15S</meta:editing-duration>
    <meta:editing-cycles>12</meta:editing-cycles>
    <meta:generator>BrOffice.org/3.0$Unix OpenOffice.org_project/300m15$Build-9379</meta:generator>
    <meta:document-statistic meta:table-count="9" meta:cell-count="6189" meta:object-count="5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.99030494689941pt" style:font-size-asian="8.99030494689941pt" style:font-size-complex="8.99030494689941pt"/>
    </style:style>
    <style:style style:name="ch3" style:family="chart">
      <style:chart-properties chart:vertic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maximum="1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982cm" svg:height="10.722cm" chart:class="chart:bar" chart:style-name="ch1">
        <chart:legend chart:legend-position="bottom" svg:x="4.116cm" svg:y="9.521cm" chart:style-name="ch2"/>
        <chart:plot-area chart:style-name="ch3" table:cell-range-address="Grafico.A1:Grafico.C12" chart:data-source-has-labels="both" svg:x="0.258cm" svg:y="0.212cm" svg:width="12.16cm" svg:height="9.181cm">
          <chart:axis chart:dimension="x" chart:name="primary-x" chart:style-name="ch4">
            <chart:categories table:cell-range-address="Grafico.A2:Grafico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.B2:Grafico.B12" chart:label-cell-address="Grafico.B1:Grafico.B1" chart:class="chart:bar">
            <chart:data-point chart:repeated="11"/>
          </chart:series>
          <chart:series chart:style-name="ch8" chart:values-cell-range-address="Grafico.C2:Grafico.C12" chart:label-cell-address="Grafico.C1:Grafico.C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afico.B1:Grafico.B1">Percepção dos Diretores</text:p>
              </table:table-cell>
              <table:table-cell office:value-type="string">
                <text:p text:id="Grafico.C1:Grafico.C1">Desejável</text:p>
              </table:table-cell>
            </table:table-row>
          </table:table-header-rows>
          <table:table-rows>
            <table:table-row>
              <table:table-cell office:value-type="string">
                <text:p text:id="Grafico.A2:Grafico.A12">Politica de Segurança</text:p>
              </table:table-cell>
              <table:table-cell office:value-type="float" office:value="0.916666666666667">
                <text:p text:id="Grafico.B2:Grafico.B12">0.916666666666667</text:p>
              </table:table-cell>
              <table:table-cell office:value-type="float" office:value="1">
                <text:p text:id="Grafico.C2:Grafico.C12">1</text:p>
              </table:table-cell>
            </table:table-row>
            <table:table-row>
              <table:table-cell office:value-type="string">
                <text:p>Segurança Organizacional</text:p>
              </table:table-cell>
              <table:table-cell office:value-type="float" office:value="0.725">
                <text:p>0.7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ssificação e Controle dos Ativos de Informação</text:p>
              </table:table-cell>
              <table:table-cell office:value-type="float" office:value="0.8125">
                <text:p>0.8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em Pessoas</text:p>
              </table:table-cell>
              <table:table-cell office:value-type="float" office:value="0.84375">
                <text:p>0.84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Física e de Ambiente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renciamento das Operações e Comunicação</text:p>
              </table:table-cell>
              <table:table-cell office:value-type="float" office:value="0.78125">
                <text:p>0.78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trole de Acesso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senvolvimento e Manutenção de Sistemas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a Continuidade do Negocio</text:p>
              </table:table-cell>
              <table:table-cell office:value-type="float" office:value="0.9375">
                <text:p>0.9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formidade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e Contratos</text:p>
              </table:table-cell>
              <table:table-cell office:value-type="float" office:value="0.839285714285714">
                <text:p>0.83928571428571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maximum="1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941cm" svg:height="10.918cm" chart:class="chart:bar" chart:style-name="ch1">
        <chart:legend chart:legend-position="bottom" svg:x="4.25cm" svg:y="9.79cm" chart:style-name="ch2"/>
        <chart:plot-area chart:style-name="ch3" table:cell-range-address="Grafico.E1:Grafico.G12" chart:data-source-has-labels="both" svg:x="0.258cm" svg:y="0.218cm" svg:width="12.167cm" svg:height="9.355cm">
          <chart:axis chart:dimension="x" chart:name="primary-x" chart:style-name="ch4">
            <chart:categories table:cell-range-address="Grafico.E2:Grafico.E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.F2:Grafico.F12" chart:label-cell-address="Grafico.F1:Grafico.F1" chart:class="chart:bar">
            <chart:data-point chart:repeated="11"/>
          </chart:series>
          <chart:series chart:style-name="ch8" chart:values-cell-range-address="Grafico.G2:Grafico.G12" chart:label-cell-address="Grafico.G1:Grafico.G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afico.F1:Grafico.F1">Percepção dos Gerentes</text:p>
              </table:table-cell>
              <table:table-cell office:value-type="string">
                <text:p text:id="Grafico.G1:Grafico.G1">Desejável</text:p>
              </table:table-cell>
            </table:table-row>
          </table:table-header-rows>
          <table:table-rows>
            <table:table-row>
              <table:table-cell office:value-type="string">
                <text:p text:id="Grafico.E2:Grafico.E12">Politica de Segurança</text:p>
              </table:table-cell>
              <table:table-cell office:value-type="float" office:value="0.892857142857143">
                <text:p text:id="Grafico.F2:Grafico.F12">0.892857142857143</text:p>
              </table:table-cell>
              <table:table-cell office:value-type="float" office:value="1">
                <text:p text:id="Grafico.G2:Grafico.G12">1</text:p>
              </table:table-cell>
            </table:table-row>
            <table:table-row>
              <table:table-cell office:value-type="string">
                <text:p>Segurança Organizacional</text:p>
              </table:table-cell>
              <table:table-cell office:value-type="float" office:value="0.828571428571429">
                <text:p>0.828571428571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ssificação e Controle dos Ativos de Informação</text:p>
              </table:table-cell>
              <table:table-cell office:value-type="float" office:value="0.892857142857143">
                <text:p>0.892857142857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em Pessoas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Física e de Ambiente</text:p>
              </table:table-cell>
              <table:table-cell office:value-type="float" office:value="0.767857142857143">
                <text:p>0.767857142857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renciamento das Operações e Comunicação</text:p>
              </table:table-cell>
              <table:table-cell office:value-type="float" office:value="0.794642857142857">
                <text:p>0.794642857142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trole de Acesso</text:p>
              </table:table-cell>
              <table:table-cell office:value-type="float" office:value="0.922619047619048">
                <text:p>0.922619047619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senvolvimento e Manutenção de Sistemas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a Continuidade do Negocio</text:p>
              </table:table-cell>
              <table:table-cell office:value-type="float" office:value="0.892857142857143">
                <text:p>0.892857142857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formidade</text:p>
              </table:table-cell>
              <table:table-cell office:value-type="float" office:value="0.797619047619048">
                <text:p>0.797619047619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e Contratos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maximum="1" chart:reverse-direction="false" text:line-break="false" chart:visible="true"/>
      <style:graphic-properties draw:stroke="none"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.097cm" svg:height="10.91cm" chart:class="chart:bar" chart:style-name="ch1">
        <chart:legend chart:legend-position="bottom" svg:x="4.328cm" svg:y="9.782cm" chart:style-name="ch2"/>
        <chart:plot-area chart:style-name="ch3" table:cell-range-address="Grafico.I1:Grafico.K12" chart:data-source-has-labels="both" svg:x="0.261cm" svg:y="0.218cm" svg:width="12.314cm" svg:height="9.347cm">
          <chart:axis chart:dimension="x" chart:name="primary-x" chart:style-name="ch4">
            <chart:categories table:cell-range-address="Grafico.I2:Grafico.I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.J2:Grafico.J12" chart:label-cell-address="Grafico.J1:Grafico.J1" chart:class="chart:bar">
            <chart:data-point chart:repeated="11"/>
          </chart:series>
          <chart:series chart:style-name="ch8" chart:values-cell-range-address="Grafico.K2:Grafico.K12" chart:label-cell-address="Grafico.K1:Grafico.K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afico.J1:Grafico.J1">Percepção dos Efetivos</text:p>
              </table:table-cell>
              <table:table-cell office:value-type="string">
                <text:p text:id="Grafico.K1:Grafico.K1">Desejável</text:p>
              </table:table-cell>
            </table:table-row>
          </table:table-header-rows>
          <table:table-rows>
            <table:table-row>
              <table:table-cell office:value-type="string">
                <text:p text:id="Grafico.I2:Grafico.I12">Politica de Segurança</text:p>
              </table:table-cell>
              <table:table-cell office:value-type="float" office:value="0.977272727272727">
                <text:p text:id="Grafico.J2:Grafico.J12">0.977272727272727</text:p>
              </table:table-cell>
              <table:table-cell office:value-type="float" office:value="1">
                <text:p text:id="Grafico.K2:Grafico.K12">1</text:p>
              </table:table-cell>
            </table:table-row>
            <table:table-row>
              <table:table-cell office:value-type="string">
                <text:p>Segurança Organizacional</text:p>
              </table:table-cell>
              <table:table-cell office:value-type="float" office:value="0.831818181818182">
                <text:p>0.831818181818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ssificação e Controle dos Ativos de Informação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em Pessoas</text:p>
              </table:table-cell>
              <table:table-cell office:value-type="float" office:value="0.897727272727273">
                <text:p>0.897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Física e de Ambiente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renciamento das Operações e Comunicação</text:p>
              </table:table-cell>
              <table:table-cell office:value-type="float" office:value="0.823863636363636">
                <text:p>0.823863636363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trole de Acesso</text:p>
              </table:table-cell>
              <table:table-cell office:value-type="float" office:value="0.90530303030303">
                <text:p>0.90530303030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senvolvimento e Manutenção de Sistemas</text:p>
              </table:table-cell>
              <table:table-cell office:value-type="float" office:value="0.840909090909091">
                <text:p>0.8409090909090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a Continuidade do Negocio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formidade</text:p>
              </table:table-cell>
              <table:table-cell office:value-type="float" office:value="0.848484848484848">
                <text:p>0.848484848484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e Contratos</text:p>
              </table:table-cell>
              <table:table-cell office:value-type="float" office:value="0.912337662337662">
                <text:p>0.91233766233766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Uni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maximum="1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.029cm" svg:height="10.938cm" chart:class="chart:bar" chart:style-name="ch1">
        <chart:legend chart:legend-position="bottom" svg:x="4.294cm" svg:y="9.81cm" chart:style-name="ch2"/>
        <chart:plot-area chart:style-name="ch3" table:cell-range-address="Grafico.M1:Grafico.O12" chart:data-source-has-labels="both" svg:x="0.26cm" svg:y="0.218cm" svg:width="12.249cm" svg:height="9.375cm">
          <chart:axis chart:dimension="x" chart:name="primary-x" chart:style-name="ch4">
            <chart:categories table:cell-range-address="Grafico.M2:Grafico.M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.N2:Grafico.N12" chart:label-cell-address="Grafico.N1:Grafico.N1" chart:class="chart:bar">
            <chart:data-point chart:repeated="11"/>
          </chart:series>
          <chart:series chart:style-name="ch8" chart:values-cell-range-address="Grafico.O2:Grafico.O12" chart:label-cell-address="Grafico.O1:Grafico.O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afico.N1:Grafico.N1">Percepção dos Terceiros</text:p>
              </table:table-cell>
              <table:table-cell office:value-type="string">
                <text:p text:id="Grafico.O1:Grafico.O1">Desejável</text:p>
              </table:table-cell>
            </table:table-row>
          </table:table-header-rows>
          <table:table-rows>
            <table:table-row>
              <table:table-cell office:value-type="string">
                <text:p text:id="Grafico.M2:Grafico.M12">Politica de Segurança</text:p>
              </table:table-cell>
              <table:table-cell office:value-type="float" office:value="0.958333333333333">
                <text:p text:id="Grafico.N2:Grafico.N12">0.958333333333333</text:p>
              </table:table-cell>
              <table:table-cell office:value-type="float" office:value="1">
                <text:p text:id="Grafico.O2:Grafico.O12">1</text:p>
              </table:table-cell>
            </table:table-row>
            <table:table-row>
              <table:table-cell office:value-type="string">
                <text:p>Segurança Organizacional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ssificação e Controle dos Ativos de Informação</text:p>
              </table:table-cell>
              <table:table-cell office:value-type="float" office:value="0.84375">
                <text:p>0.84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em Pessoas</text:p>
              </table:table-cell>
              <table:table-cell office:value-type="float" office:value="0.9140625">
                <text:p>0.9140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Física e de Ambiente</text:p>
              </table:table-cell>
              <table:table-cell office:value-type="float" office:value="0.9375">
                <text:p>0.9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renciamento das Operações e Comunicação</text:p>
              </table:table-cell>
              <table:table-cell office:value-type="float" office:value="0.81640625">
                <text:p>0.81640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trole de Acesso</text:p>
              </table:table-cell>
              <table:table-cell office:value-type="float" office:value="0.9375">
                <text:p>0.9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senvolvimento e Manutenção de Sistemas</text:p>
              </table:table-cell>
              <table:table-cell office:value-type="float" office:value="0.822916666666667">
                <text:p>0.82291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a Continuidade do Negocio</text:p>
              </table:table-cell>
              <table:table-cell office:value-type="float" office:value="0.78125">
                <text:p>0.78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formidade</text:p>
              </table:table-cell>
              <table:table-cell office:value-type="float" office:value="0.822916666666667">
                <text:p>0.82291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e Contratos</text:p>
              </table:table-cell>
              <table:table-cell office:value-type="float" office:value="0.883928571428571">
                <text:p>0.88392857142857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Uni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65270519256592pt" style:font-size-asian="7.65270519256592pt" style:font-size-complex="7.65270519256592pt"/>
    </style:style>
    <style:style style:name="ch3" style:family="chart">
      <style:chart-properties chart:vertic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maximum="1" chart:interval-major="0.5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6.203cm" svg:height="10.643cm" chart:class="chart:bar" chart:style-name="ch1">
        <chart:legend chart:legend-position="bottom" svg:x="6.105cm" svg:y="9.841cm" chart:style-name="ch2"/>
        <chart:plot-area chart:style-name="ch3" table:cell-range-address="Grafico.S1:Grafico.U12" chart:data-source-has-labels="both" svg:x="0.324cm" svg:y="0.212cm" svg:width="15.231cm" svg:height="9.417cm">
          <chart:axis chart:dimension="x" chart:name="primary-x" chart:style-name="ch4">
            <chart:categories table:cell-range-address="Grafico.S2:Grafico.S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.T2:Grafico.T12" chart:label-cell-address="Grafico.T1:Grafico.T1" chart:class="chart:bar">
            <chart:data-point chart:repeated="11"/>
          </chart:series>
          <chart:series chart:style-name="ch8" chart:values-cell-range-address="Grafico.U2:Grafico.U12" chart:label-cell-address="Grafico.U1:Grafico.U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afico.T1:Grafico.T1">Consolidado</text:p>
              </table:table-cell>
              <table:table-cell office:value-type="string">
                <text:p text:id="Grafico.U1:Grafico.U1">Desejável</text:p>
              </table:table-cell>
            </table:table-row>
          </table:table-header-rows>
          <table:table-rows>
            <table:table-row>
              <table:table-cell office:value-type="string">
                <text:p text:id="Grafico.S2:Grafico.S12">Politica de Segurança</text:p>
              </table:table-cell>
              <table:table-cell office:value-type="float" office:value="0.936282467532468">
                <text:p text:id="Grafico.T2:Grafico.T12">0.936282467532468</text:p>
              </table:table-cell>
              <table:table-cell office:value-type="float" office:value="1">
                <text:p text:id="Grafico.U2:Grafico.U12">1</text:p>
              </table:table-cell>
            </table:table-row>
            <table:table-row>
              <table:table-cell office:value-type="string">
                <text:p>Segurança Organizacional</text:p>
              </table:table-cell>
              <table:table-cell office:value-type="float" office:value="0.808847402597403">
                <text:p>0.8088474025974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ssificação e Controle dos Ativos de Informação</text:p>
              </table:table-cell>
              <table:table-cell office:value-type="float" office:value="0.864549512987013">
                <text:p>0.864549512987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em Pessoas</text:p>
              </table:table-cell>
              <table:table-cell office:value-type="float" office:value="0.878170657467532">
                <text:p>0.878170657467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Física e de Ambiente</text:p>
              </table:table-cell>
              <table:table-cell office:value-type="float" office:value="0.84963474025974">
                <text:p>0.84963474025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renciamento das Operações e Comunicação</text:p>
              </table:table-cell>
              <table:table-cell office:value-type="float" office:value="0.804040685876623">
                <text:p>0.8040406858766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trole de Acesso</text:p>
              </table:table-cell>
              <table:table-cell office:value-type="float" office:value="0.91010551948052">
                <text:p>0.91010551948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senvolvimento e Manutenção de Sistemas</text:p>
              </table:table-cell>
              <table:table-cell office:value-type="float" office:value="0.85643262987013">
                <text:p>0.85643262987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a Continuidade do Negocio</text:p>
              </table:table-cell>
              <table:table-cell office:value-type="float" office:value="0.85744724025974">
                <text:p>0.85744724025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formidade</text:p>
              </table:table-cell>
              <table:table-cell office:value-type="float" office:value="0.804755140692641">
                <text:p>0.804755140692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e Contratos</text:p>
              </table:table-cell>
              <table:table-cell office:value-type="float" office:value="0.855316558441558">
                <text:p>0.85531655844155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Uni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